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7.0543in"/>
    </style:style>
    <style:style style:name="co5" style:family="table-column">
      <style:table-column-properties fo:break-before="auto" style:column-width="8.9575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2.6307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weet_to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tweet_id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post_dat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mment_num</text:p>
          </table:table-cell>
          <table:table-cell office:value-type="string" calcext:value-type="string">
            <text:p>retweet_num</text:p>
          </table:table-cell>
          <table:table-cell office:value-type="string" calcext:value-type="string">
            <text:p>like_num</text:p>
          </table:table-cell>
          <table:table-cell table:number-columns-repeated="5"/>
        </table:table-row>
        <table:table-row table:style-name="ro1">
          <table:table-cell office:value-type="float" office:value="5.50441509175443E+017" calcext:value-type="float">
            <text:p>5.50441509175443E+017</text:p>
          </table:table-cell>
          <table:table-cell office:value-type="string" calcext:value-type="string">
            <text:p>VisualStockRSRC</text:p>
          </table:table-cell>
          <table:table-cell office:value-type="float" office:value="1420070457" calcext:value-type="float">
            <text:p>1420070457</text:p>
          </table:table-cell>
          <table:table-cell office:value-type="string" calcext:value-type="string">
            <text:p>lx21 made $10,008 <text:s/>on $AAPL -Check it out! http://profit.ly/1MnD8s?aff=202 Learn #howtotrade http://bit.ly/1c1NljX $EXE $WATT $IMRS $CACH $G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1672312513E+017" calcext:value-type="float">
            <text:p>5.50441672312513E+017</text:p>
          </table:table-cell>
          <table:table-cell office:value-type="string" calcext:value-type="string">
            <text:p>KeralaGuy77</text:p>
          </table:table-cell>
          <table:table-cell office:value-type="float" office:value="1420070496" calcext:value-type="float">
            <text:p>1420070496</text:p>
          </table:table-cell>
          <table:table-cell office:value-type="string" calcext:value-type="string">
            <text:p>Insanity of today weirdo massive selling. $aapl bid up 45 cents after hours after non stop selling in trading hour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1732014223E+017" calcext:value-type="float">
            <text:p>5.50441732014223E+017</text:p>
          </table:table-cell>
          <table:table-cell office:value-type="string" calcext:value-type="string">
            <text:p>DozenStocks</text:p>
          </table:table-cell>
          <table:table-cell office:value-type="float" office:value="1420070510" calcext:value-type="float">
            <text:p>1420070510</text:p>
          </table:table-cell>
          <table:table-cell office:value-type="string" calcext:value-type="string">
            <text:p>S&amp;P100 #Stocks Performance $HD $LOW $SBUX $TGT $DVN $IBM $AMZN $F $APA $GM $MS $HAL $DIS $MCD $BMY $XOM <text:s/>more@ http://12Stocks.com/sp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2977802207E+017" calcext:value-type="float">
            <text:p>5.50442977802207E+017</text:p>
          </table:table-cell>
          <table:table-cell office:value-type="string" calcext:value-type="string">
            <text:p>ShowDreamCar</text:p>
          </table:table-cell>
          <table:table-cell office:value-type="float" office:value="1420070807" calcext:value-type="float">
            <text:p>1420070807</text:p>
          </table:table-cell>
          <table:table-cell office:value-type="string" calcext:value-type="string">
            <text:p>$GM $TSLA: Volkswagen Pushes 2014 Record Recall Tally Higher https://pic.twitter.com/WIIc1lW7hW @ProTradersNews http://growword.com/2015/01/01/0246.html… @theferrarif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07834403E+017" calcext:value-type="float">
            <text:p>5.50443807834403E+017</text:p>
          </table:table-cell>
          <table:table-cell office:value-type="string" calcext:value-type="string">
            <text:p>i_Know_First</text:p>
          </table:table-cell>
          <table:table-cell office:value-type="float" office:value="1420071005" calcext:value-type="float">
            <text:p>1420071005</text:p>
          </table:table-cell>
          <table:table-cell office:value-type="string" calcext:value-type="string">
            <text:p>Swing Trading: Up To 8.91% Return In 14 Days http://ow.ly/GDks0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08606126E+017" calcext:value-type="float">
            <text:p>5.50443808606126E+017</text:p>
          </table:table-cell>
          <table:table-cell office:value-type="string" calcext:value-type="string">
            <text:p>aaplstocknews</text:p>
          </table:table-cell>
          <table:table-cell office:value-type="float" office:value="1420071005" calcext:value-type="float">
            <text:p>1420071005</text:p>
          </table:table-cell>
          <table:table-cell office:value-type="string" calcext:value-type="string">
            <text:p>Swing Trading: Up To 8.91% Return In 14 Days http://ow.ly/GDkrL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09700852E+017" calcext:value-type="float">
            <text:p>5.50443809700852E+017</text:p>
          </table:table-cell>
          <table:table-cell office:value-type="string" calcext:value-type="string">
            <text:p>iknowfirst</text:p>
          </table:table-cell>
          <table:table-cell office:value-type="float" office:value="1420071005" calcext:value-type="float">
            <text:p>1420071005</text:p>
          </table:table-cell>
          <table:table-cell office:value-type="string" calcext:value-type="string">
            <text:p>Swing Trading: Up To 8.91% Return In 14 Days http://ow.ly/GDkrW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57142612E+017" calcext:value-type="float">
            <text:p>5.50443857142612E+017</text:p>
          </table:table-cell>
          <table:table-cell office:value-type="string" calcext:value-type="string">
            <text:p>Cprediction</text:p>
          </table:table-cell>
          <table:table-cell office:value-type="float" office:value="1420071016" calcext:value-type="float">
            <text:p>1420071016</text:p>
          </table:table-cell>
          <table:table-cell office:value-type="string" calcext:value-type="string">
            <text:p>Swing Trading: Up To 8.91% Return In 14 Days http://ow.ly/GDkrN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57595601E+017" calcext:value-type="float">
            <text:p>5.50443857595601E+017</text:p>
          </table:table-cell>
          <table:table-cell office:value-type="string" calcext:value-type="string">
            <text:p>iknowfirst_br</text:p>
          </table:table-cell>
          <table:table-cell office:value-type="float" office:value="1420071017" calcext:value-type="float">
            <text:p>1420071017</text:p>
          </table:table-cell>
          <table:table-cell office:value-type="string" calcext:value-type="string">
            <text:p>Swing Trading: Up To 8.91% Return In 14 Days http://ow.ly/GDkrZ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57692078E+017" calcext:value-type="float">
            <text:p>5.50443857692078E+017</text:p>
          </table:table-cell>
          <table:table-cell office:value-type="string" calcext:value-type="string">
            <text:p>Gold_prediction</text:p>
          </table:table-cell>
          <table:table-cell office:value-type="float" office:value="1420071017" calcext:value-type="float">
            <text:p>1420071017</text:p>
          </table:table-cell>
          <table:table-cell office:value-type="string" calcext:value-type="string">
            <text:p>Swing Trading: Up To 8.91% Return In 14 Days http://ow.ly/GDkrP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3858010862E+017" calcext:value-type="float">
            <text:p>5.50443858010862E+017</text:p>
          </table:table-cell>
          <table:table-cell office:value-type="string" calcext:value-type="string">
            <text:p>IKFResearch</text:p>
          </table:table-cell>
          <table:table-cell office:value-type="float" office:value="1420071017" calcext:value-type="float">
            <text:p>1420071017</text:p>
          </table:table-cell>
          <table:table-cell office:value-type="string" calcext:value-type="string">
            <text:p>Swing Trading: Up To 8.91% Return In 14 Days http://ow.ly/GDkrT #swingtrading #forecast #techstock $MWW $AAPL $TS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4112328262E+017" calcext:value-type="float">
            <text:p>5.50444112328262E+017</text:p>
          </table:table-cell>
          <table:table-cell office:value-type="string" calcext:value-type="string">
            <text:p>GetAOM</text:p>
          </table:table-cell>
          <table:table-cell office:value-type="float" office:value="1420071077" calcext:value-type="float">
            <text:p>1420071077</text:p>
          </table:table-cell>
          <table:table-cell office:value-type="string" calcext:value-type="string">
            <text:p>$UNP $ORCL $QCOM $MSFT $AAPL Top scoring mega caps right now at the end of 2014 on http://GetAOM.c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4969924653E+017" calcext:value-type="float">
            <text:p>5.50444969924653E+017</text:p>
          </table:table-cell>
          <table:table-cell office:value-type="string" calcext:value-type="string">
            <text:p>AppleNewsAAPL</text:p>
          </table:table-cell>
          <table:table-cell office:value-type="float" office:value="1420071282" calcext:value-type="float">
            <text:p>1420071282</text:p>
          </table:table-cell>
          <table:table-cell office:value-type="string" calcext:value-type="string">
            <text:p>$AAPL Apple goes global with 'Start Something New' ad campaign http://bit.ly/1tof86M @MaximumPen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44970738336E+017" calcext:value-type="float">
            <text:p>5.50444970738336E+017</text:p>
          </table:table-cell>
          <table:table-cell office:value-type="string" calcext:value-type="string">
            <text:p>espositooooo</text:p>
          </table:table-cell>
          <table:table-cell office:value-type="float" office:value="1420071282" calcext:value-type="float">
            <text:p>1420071282</text:p>
          </table:table-cell>
          <table:table-cell office:value-type="string" calcext:value-type="string">
            <text:p>“@WSJ: Apple is being sued for falsely advertising the storage capacity of iPhones: http://on.wsj.com/13TL64c $AAPL”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506644437E+017" calcext:value-type="float">
            <text:p>5.5044506644437E+017</text:p>
          </table:table-cell>
          <table:table-cell office:value-type="string" calcext:value-type="string">
            <text:p>Bidnessetc</text:p>
          </table:table-cell>
          <table:table-cell office:value-type="float" office:value="1420071305" calcext:value-type="float">
            <text:p>1420071305</text:p>
          </table:table-cell>
          <table:table-cell office:value-type="string" calcext:value-type="string">
            <text:p>Apple filed for its own stylus patent in 2010 http://buff.ly/1xA3Yjf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5850170642E+017" calcext:value-type="float">
            <text:p>5.50445850170642E+017</text:p>
          </table:table-cell>
          <table:table-cell office:value-type="string" calcext:value-type="string">
            <text:p>JorelLaraKalel</text:p>
          </table:table-cell>
          <table:table-cell office:value-type="float" office:value="1420071492" calcext:value-type="float">
            <text:p>1420071492</text:p>
          </table:table-cell>
          <table:table-cell office:value-type="string" calcext:value-type="string">
            <text:p>@CNBC 15 Top #trades for #2015 #FastMoney $TIF $AAPL $TGT $TWTR $BIDU $WYNN $IBM $EOG $APC http://stks.co/j1V7z <text:s/>http://stks.co/h1V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47574285419E+017" calcext:value-type="float">
            <text:p>5.50447574285419E+017</text:p>
          </table:table-cell>
          <table:table-cell office:value-type="string" calcext:value-type="string">
            <text:p>btcgemini</text:p>
          </table:table-cell>
          <table:table-cell office:value-type="float" office:value="1420071903" calcext:value-type="float">
            <text:p>1420071903</text:p>
          </table:table-cell>
          <table:table-cell office:value-type="string" calcext:value-type="string">
            <text:p>We searched through hundreds of charts and found 20 that perfectly capture 2014. Here they are http://stks.co/r1Dmb $AAPL $BABA $SP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7850857828E+017" calcext:value-type="float">
            <text:p>5.50447850857828E+017</text:p>
          </table:table-cell>
          <table:table-cell office:value-type="string" calcext:value-type="string">
            <text:p>JorelLaraKalel</text:p>
          </table:table-cell>
          <table:table-cell office:value-type="float" office:value="1420071969" calcext:value-type="float">
            <text:p>1420071969</text:p>
          </table:table-cell>
          <table:table-cell office:value-type="string" calcext:value-type="string">
            <text:p>Top 10 searched #stocks of #2014 $AAPL $FB $BABA $TSLA $BAC $GOOG $INTC $GE $TWTR $AMZN http://stks.co/g1V5S http://stks.co/h1V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47998577426E+017" calcext:value-type="float">
            <text:p>5.50447998577426E+017</text:p>
          </table:table-cell>
          <table:table-cell office:value-type="string" calcext:value-type="string">
            <text:p>UPBOptionMil</text:p>
          </table:table-cell>
          <table:table-cell office:value-type="float" office:value="1420072004" calcext:value-type="float">
            <text:p>1420072004</text:p>
          </table:table-cell>
          <table:table-cell office:value-type="string" calcext:value-type="string">
            <text:p>2014 The Year in Review (Part II - THE END) http://optionmillionaires.com/stock-options-2014-rewind-year-review-part-iii-end/… $AAPL $GOOGL $SPY $VXX $X $USO $PCLN $BIDU $T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480857892E+017" calcext:value-type="float">
            <text:p>5.504480857892E+017</text:p>
          </table:table-cell>
          <table:table-cell office:value-type="string" calcext:value-type="string">
            <text:p>MacHashNews</text:p>
          </table:table-cell>
          <table:table-cell office:value-type="float" office:value="1420072025" calcext:value-type="float">
            <text:p>1420072025</text:p>
          </table:table-cell>
          <table:table-cell office:value-type="string" calcext:value-type="string">
            <text:p>Give your brain a workout with Squares – Challenging Puzzle Game http://dlvr.it/7zTvGm #AppAdvice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49439631233E+017" calcext:value-type="float">
            <text:p>5.50449439631233E+017</text:p>
          </table:table-cell>
          <table:table-cell office:value-type="string" calcext:value-type="string">
            <text:p>Market_Screener</text:p>
          </table:table-cell>
          <table:table-cell office:value-type="float" office:value="1420072347" calcext:value-type="float">
            <text:p>1420072347</text:p>
          </table:table-cell>
          <table:table-cell office:value-type="string" calcext:value-type="string">
            <text:p>#GOOGLE 'C' : Chinese paper blames Google over Gmail blocking <text:s/>http://4-traders.com/GOOGLE-INC-C-16118013/news/GOOGLE-C--Chinese-paper-blames-Google-over-Gmail-blocking-19608660/… $GOO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0683309072E+017" calcext:value-type="float">
            <text:p>5.50450683309072E+017</text:p>
          </table:table-cell>
          <table:table-cell office:value-type="string" calcext:value-type="string">
            <text:p>10Xtrading</text:p>
          </table:table-cell>
          <table:table-cell office:value-type="float" office:value="1420072644" calcext:value-type="float">
            <text:p>1420072644</text:p>
          </table:table-cell>
          <table:table-cell office:value-type="string" calcext:value-type="string">
            <text:p>Clay Trader Apple Inc. $AAPL Stock Chart Technical Analysis for 12-31-14http://stks.co/b1RA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2877466935E+017" calcext:value-type="float">
            <text:p>5.50452877466935E+017</text:p>
          </table:table-cell>
          <table:table-cell office:value-type="string" calcext:value-type="string">
            <text:p>TheTrendIsUp</text:p>
          </table:table-cell>
          <table:table-cell office:value-type="float" office:value="1420073167" calcext:value-type="float">
            <text:p>1420073167</text:p>
          </table:table-cell>
          <table:table-cell office:value-type="string" calcext:value-type="string">
            <text:p>My biggest winner in 2014: Inverse Volatility ETF $XIVMy biggest loser in 2014: Apple $AA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3087731982E+017" calcext:value-type="float">
            <text:p>5.50453087731982E+017</text:p>
          </table:table-cell>
          <table:table-cell office:value-type="string" calcext:value-type="string">
            <text:p>DCaptura</text:p>
          </table:table-cell>
          <table:table-cell office:value-type="float" office:value="1420073217" calcext:value-type="float">
            <text:p>1420073217</text:p>
          </table:table-cell>
          <table:table-cell office:value-type="string" calcext:value-type="string">
            <text:p>"http://iphone.appleinsider.com/articles/14/12/30/editorial-the-world-revolved-around-apple-inc-in-2014…" .@DanielEran Awesome journalism as usual. #mustread $GOOG $AA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.50453172096217E+017" calcext:value-type="float">
            <text:p>5.50453172096217E+017</text:p>
          </table:table-cell>
          <table:table-cell office:value-type="string" calcext:value-type="string">
            <text:p>jakubhajost</text:p>
          </table:table-cell>
          <table:table-cell office:value-type="float" office:value="1420073237" calcext:value-type="float">
            <text:p>1420073237</text:p>
          </table:table-cell>
          <table:table-cell office:value-type="string" calcext:value-type="string">
            <text:p>RT @SeekingAlpha: A Look At BlackBerry's Deals And Acquisitions In 2014 http://seekingalpha.com/article/2791275-a-look-at-blackberrys-deals-and-acquisitions-in-2014?source=feed_f… $AMZN $BB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3624258966E+017" calcext:value-type="float">
            <text:p>5.50453624258966E+017</text:p>
          </table:table-cell>
          <table:table-cell office:value-type="string" calcext:value-type="string">
            <text:p>WSJ</text:p>
          </table:table-cell>
          <table:table-cell office:value-type="float" office:value="1420073345" calcext:value-type="float">
            <text:p>1420073345</text:p>
          </table:table-cell>
          <table:table-cell office:value-type="string" calcext:value-type="string">
            <text:p>Jeff Bezos lost $7.4 billion in Amazon's worst year since 2008: http://on.wsj.com/1Acvuo6 $AMZN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.50453897714995E+017" calcext:value-type="float">
            <text:p>5.50453897714995E+017</text:p>
          </table:table-cell>
          <table:table-cell office:value-type="string" calcext:value-type="string">
            <text:p>GillesKLEIN</text:p>
          </table:table-cell>
          <table:table-cell office:value-type="float" office:value="1420073410" calcext:value-type="float">
            <text:p>1420073410</text:p>
          </table:table-cell>
          <table:table-cell office:value-type="string" calcext:value-type="string">
            <text:p>Jeff Bezos lost $7.4 billion in #Amazon worst year since 2008 (Wall Street Journal) http://on.wsj.com/1Acvuo6 <text:s/>$AMZ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53940715016E+017" calcext:value-type="float">
            <text:p>5.50453940715016E+017</text:p>
          </table:table-cell>
          <table:table-cell office:value-type="string" calcext:value-type="string">
            <text:p>RickyJMarc</text:p>
          </table:table-cell>
          <table:table-cell office:value-type="float" office:value="1420073421" calcext:value-type="float">
            <text:p>1420073421</text:p>
          </table:table-cell>
          <table:table-cell office:value-type="string" calcext:value-type="string">
            <text:p>Ouch. RT @WSJ: Jeff Bezos lost $7.4 billion in Amazon's worst year since 2008: http://bit.ly/1B6QAFJ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4089151439E+017" calcext:value-type="float">
            <text:p>5.50454089151439E+017</text:p>
          </table:table-cell>
          <table:table-cell office:value-type="string" calcext:value-type="string">
            <text:p>napeterson208</text:p>
          </table:table-cell>
          <table:table-cell office:value-type="float" office:value="1420073456" calcext:value-type="float">
            <text:p>1420073456</text:p>
          </table:table-cell>
          <table:table-cell office:value-type="string" calcext:value-type="string">
            <text:p>And I bet he has billions more! “@WSJ: Jeff Bezos lost $7.4 billion in Amazon's worst year since 2008: http://on.wsj.com/1Acvuo6 $AMZN”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4439950053E+017" calcext:value-type="float">
            <text:p>5.50454439950053E+017</text:p>
          </table:table-cell>
          <table:table-cell office:value-type="string" calcext:value-type="string">
            <text:p>DcSlumdog</text:p>
          </table:table-cell>
          <table:table-cell office:value-type="float" office:value="1420073540" calcext:value-type="float">
            <text:p>1420073540</text:p>
          </table:table-cell>
          <table:table-cell office:value-type="string" calcext:value-type="string">
            <text:p>Jeff Bezos lost $7.4 billion in Amazon's worst year since 2008 <text:s/>................................ <text:s text:c="10"/>http://on.wsj.com/1Acvuo6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5355134579E+017" calcext:value-type="float">
            <text:p>5.50455355134579E+017</text:p>
          </table:table-cell>
          <table:table-cell office:value-type="string" calcext:value-type="string">
            <text:p>BoilerWarrior</text:p>
          </table:table-cell>
          <table:table-cell office:value-type="float" office:value="1420073758" calcext:value-type="float">
            <text:p>1420073758</text:p>
          </table:table-cell>
          <table:table-cell office:value-type="string" calcext:value-type="string">
            <text:p>http://StockAviator.com....Top penny stocks, NYSE, and NASDAQ trades from the stock market today. +296% last week. <text:s text:c="2"/>$KGC $ERBB $F $MSF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5384734183E+017" calcext:value-type="float">
            <text:p>5.50455384734183E+017</text:p>
          </table:table-cell>
          <table:table-cell office:value-type="string" calcext:value-type="string">
            <text:p>StocksThatDoubl</text:p>
          </table:table-cell>
          <table:table-cell office:value-type="float" office:value="1420073765" calcext:value-type="float">
            <text:p>1420073765</text:p>
          </table:table-cell>
          <table:table-cell office:value-type="string" calcext:value-type="string">
            <text:p>Want alerts for momentum stocks about to run? SUBSCRIBE: http://BiloSelhi.com <text:s text:c="2"/>$RDHL $AAPL $XOM $MSFT $INTC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5534324048E+017" calcext:value-type="float">
            <text:p>5.50455534324048E+017</text:p>
          </table:table-cell>
          <table:table-cell office:value-type="string" calcext:value-type="string">
            <text:p>caroltheva</text:p>
          </table:table-cell>
          <table:table-cell office:value-type="float" office:value="1420073801" calcext:value-type="float">
            <text:p>1420073801</text:p>
          </table:table-cell>
          <table:table-cell office:value-type="string" calcext:value-type="string">
            <text:p>Sneaky techniques for an Options trading edge http://bit.ly/OptGueTac $CMG $TSLA $BID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5644403167E+017" calcext:value-type="float">
            <text:p>5.50455644403167E+017</text:p>
          </table:table-cell>
          <table:table-cell office:value-type="string" calcext:value-type="string">
            <text:p>RiggyQueen</text:p>
          </table:table-cell>
          <table:table-cell office:value-type="float" office:value="1420073827" calcext:value-type="float">
            <text:p>1420073827</text:p>
          </table:table-cell>
          <table:table-cell office:value-type="string" calcext:value-type="string">
            <text:p>Jeff Bezos lost $7.4 billion in Amazon's worst year since 2008: http://on.wsj.com/1Acvuo6 $AMZN"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6184957067E+017" calcext:value-type="float">
            <text:p>5.50456184957067E+017</text:p>
          </table:table-cell>
          <table:table-cell office:value-type="string" calcext:value-type="string">
            <text:p>itassessors</text:p>
          </table:table-cell>
          <table:table-cell office:value-type="float" office:value="1420073956" calcext:value-type="float">
            <text:p>1420073956</text:p>
          </table:table-cell>
          <table:table-cell office:value-type="string" calcext:value-type="string">
            <text:p>Jeff Bezos lost $7.4 billion in Amazon's worst year since 2008: http://on.wsj.com/1Acvuo6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6665607123E+017" calcext:value-type="float">
            <text:p>5.50456665607123E+017</text:p>
          </table:table-cell>
          <table:table-cell office:value-type="string" calcext:value-type="string">
            <text:p>t_nathan95</text:p>
          </table:table-cell>
          <table:table-cell office:value-type="float" office:value="1420074070" calcext:value-type="float">
            <text:p>1420074070</text:p>
          </table:table-cell>
          <table:table-cell office:value-type="string" calcext:value-type="string">
            <text:p>Had a down day of -.66%. Worst performer was $AAPL down -1.9% and best was $SBUX up _.32%. #Performance #Transpar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827385047E+017" calcext:value-type="float">
            <text:p>5.5045827385047E+017</text:p>
          </table:table-cell>
          <table:table-cell office:value-type="string" calcext:value-type="string">
            <text:p>OUDMG</text:p>
          </table:table-cell>
          <table:table-cell office:value-type="float" office:value="1420074454" calcext:value-type="float">
            <text:p>1420074454</text:p>
          </table:table-cell>
          <table:table-cell office:value-type="string" calcext:value-type="string">
            <text:p>RT WSJ: Jeff Bezos lost $7.4 billion in Amazon's worst year since 2008: http://on.wsj.com/1Acvuo6 <text:s/>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8700402414E+017" calcext:value-type="float">
            <text:p>5.50458700402414E+017</text:p>
          </table:table-cell>
          <table:table-cell office:value-type="string" calcext:value-type="string">
            <text:p>BoogieColin</text:p>
          </table:table-cell>
          <table:table-cell office:value-type="float" office:value="1420074555" calcext:value-type="float">
            <text:p>1420074555</text:p>
          </table:table-cell>
          <table:table-cell office:value-type="string" calcext:value-type="string">
            <text:p>Lol "@WSJ: Jeff Bezos lost $7.4 billion in Amazon's worst year since 2008: http://on.wsj.com/1Acvuo6 $AMZN"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59042787652E+017" calcext:value-type="float">
            <text:p>5.50459042787652E+017</text:p>
          </table:table-cell>
          <table:table-cell office:value-type="string" calcext:value-type="string">
            <text:p>petergo99037185</text:p>
          </table:table-cell>
          <table:table-cell office:value-type="float" office:value="1420074637" calcext:value-type="float">
            <text:p>1420074637</text:p>
          </table:table-cell>
          <table:table-cell office:value-type="string" calcext:value-type="string">
            <text:p>YR %, <text:s/>/-, $TSLA <text:s/>47.85%, $FB <text:s/>42.77%, $TWTR -43.64%, $AAPL <text:s/>37.72%, $GLD -2.19%, $SLV -19.51%, Wti Crude $OIL -41.11%, @NG.1 NatGas -33.12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0156832522E+017" calcext:value-type="float">
            <text:p>5.50460156832522E+017</text:p>
          </table:table-cell>
          <table:table-cell office:value-type="string" calcext:value-type="string">
            <text:p>teslaliving</text:p>
          </table:table-cell>
          <table:table-cell office:value-type="float" office:value="1420074903" calcext:value-type="float">
            <text:p>1420074903</text:p>
          </table:table-cell>
          <table:table-cell office:value-type="string" calcext:value-type="string">
            <text:p>2014 - The year of the Model S http://wp.me/p4oQs3-jZ #Tesla @TeslaMotors $TSLA $SCTY @SolarCity @Teslaownerbl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60180631011E+017" calcext:value-type="float">
            <text:p>5.50460180631011E+017</text:p>
          </table:table-cell>
          <table:table-cell office:value-type="string" calcext:value-type="string">
            <text:p>Maximum_Pain_cm</text:p>
          </table:table-cell>
          <table:table-cell office:value-type="float" office:value="1420074908" calcext:value-type="float">
            <text:p>1420074908</text:p>
          </table:table-cell>
          <table:table-cell office:value-type="string" calcext:value-type="string">
            <text:p>$AMZN OI for maturity 01/02/2015. 275.00 Highest put. 320.00 Highest call. http://maximum-pain.com/open-interest.aspx?s=AMZN&amp;e=01/02/2015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0947098505E+017" calcext:value-type="float">
            <text:p>5.50460947098505E+017</text:p>
          </table:table-cell>
          <table:table-cell office:value-type="string" calcext:value-type="string">
            <text:p>SoyTenochca</text:p>
          </table:table-cell>
          <table:table-cell office:value-type="float" office:value="1420075091" calcext:value-type="float">
            <text:p>1420075091</text:p>
          </table:table-cell>
          <table:table-cell office:value-type="string" calcext:value-type="string">
            <text:p>"@WSJ: Jeff Bezos lost $7.4 billion in Amazon's worst year since 2008: http://on.wsj.com/1Acvuo6 $AMZN" @CaudilloA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61555423584E+017" calcext:value-type="float">
            <text:p>5.50461555423584E+017</text:p>
          </table:table-cell>
          <table:table-cell office:value-type="string" calcext:value-type="string">
            <text:p>t_nathan95</text:p>
          </table:table-cell>
          <table:table-cell office:value-type="float" office:value="1420075236" calcext:value-type="float">
            <text:p>1420075236</text:p>
          </table:table-cell>
          <table:table-cell office:value-type="string" calcext:value-type="string">
            <text:p>Prediction: $TWTR $GRPN $YELP are acquired as big tech ( $BABA $GOOGL $GOOG $YHOO) look to increase their shares in social med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62028742414E+017" calcext:value-type="float">
            <text:p>5.50462028742414E+017</text:p>
          </table:table-cell>
          <table:table-cell office:value-type="string" calcext:value-type="string">
            <text:p>t_nathan95</text:p>
          </table:table-cell>
          <table:table-cell office:value-type="float" office:value="1420075349" calcext:value-type="float">
            <text:p>1420075349</text:p>
          </table:table-cell>
          <table:table-cell office:value-type="string" calcext:value-type="string">
            <text:p>Prediction: $AAPL makes a huge acquisition (Similar to Beats deal</text:p>
          </table:table-cell>
          <table:table-cell office:value-type="string" calcext:value-type="string">
            <text:p><text:s/>maybe $GPRO?) and begins to tap into its cash h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.50462670353494E+017" calcext:value-type="float">
            <text:p>5.50462670353494E+017</text:p>
          </table:table-cell>
          <table:table-cell office:value-type="string" calcext:value-type="string">
            <text:p>t_nathan95</text:p>
          </table:table-cell>
          <table:table-cell office:value-type="float" office:value="1420075502" calcext:value-type="float">
            <text:p>1420075502</text:p>
          </table:table-cell>
          <table:table-cell office:value-type="string" calcext:value-type="string">
            <text:p>Prediction: PayPal post-spinoff and $PAY are no longer independent companies. They are bought by $GOOGL $V or $MA to compete with $AAPL pa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2935932609E+017" calcext:value-type="float">
            <text:p>5.50462935932609E+017</text:p>
          </table:table-cell>
          <table:table-cell office:value-type="string" calcext:value-type="string">
            <text:p>StocksThatDoubl</text:p>
          </table:table-cell>
          <table:table-cell office:value-type="float" office:value="1420075565" calcext:value-type="float">
            <text:p>1420075565</text:p>
          </table:table-cell>
          <table:table-cell office:value-type="string" calcext:value-type="string">
            <text:p>http://BiloSelhi.com subscribers alerted to 10-250% gain options. JOIN NOW $QQQ $AAPL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3153499562E+017" calcext:value-type="float">
            <text:p>5.50463153499562E+017</text:p>
          </table:table-cell>
          <table:table-cell office:value-type="string" calcext:value-type="string">
            <text:p>BeMyMBA</text:p>
          </table:table-cell>
          <table:table-cell office:value-type="float" office:value="1420075617" calcext:value-type="float">
            <text:p>1420075617</text:p>
          </table:table-cell>
          <table:table-cell office:value-type="string" calcext:value-type="string">
            <text:p>Whoa! @WSJ: Jeff Bezos lost $7.4 billion in Amazon's worst year since 2008: http://on.wsj.com/1Acvuo6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3776437174E+017" calcext:value-type="float">
            <text:p>5.50463776437174E+017</text:p>
          </table:table-cell>
          <table:table-cell office:value-type="string" calcext:value-type="string">
            <text:p>The_Dumb_Money</text:p>
          </table:table-cell>
          <table:table-cell office:value-type="float" office:value="1420075766" calcext:value-type="float">
            <text:p>1420075766</text:p>
          </table:table-cell>
          <table:table-cell office:value-type="string" calcext:value-type="string">
            <text:p>$goog is roughly fairly valued, not a buy or sell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4081224663E+017" calcext:value-type="float">
            <text:p>5.50464081224663E+017</text:p>
          </table:table-cell>
          <table:table-cell office:value-type="string" calcext:value-type="string">
            <text:p>ShowDreamCar</text:p>
          </table:table-cell>
          <table:table-cell office:value-type="float" office:value="1420075838" calcext:value-type="float">
            <text:p>1420075838</text:p>
          </table:table-cell>
          <table:table-cell office:value-type="string" calcext:value-type="string">
            <text:p>$GM $TSLA: Volkswagen Pushes 2014 Record Recall Tally Higher VLKAY GM https://pic.twitter.com/Pp3VUzGInR @StockNewsWires http://growword.com/2015/01/01/0246.htm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5114764083E+017" calcext:value-type="float">
            <text:p>5.50465114764083E+017</text:p>
          </table:table-cell>
          <table:table-cell office:value-type="string" calcext:value-type="string">
            <text:p>AppleNewsAAPL</text:p>
          </table:table-cell>
          <table:table-cell office:value-type="float" office:value="1420076085" calcext:value-type="float">
            <text:p>1420076085</text:p>
          </table:table-cell>
          <table:table-cell office:value-type="string" calcext:value-type="string">
            <text:p>$AAPL Apple's iTunes Connect open, 2014 app deals ending http://bit.ly/1toOLO1 @MaximumPenn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5282012348E+017" calcext:value-type="float">
            <text:p>5.50465282012348E+017</text:p>
          </table:table-cell>
          <table:table-cell office:value-type="string" calcext:value-type="string">
            <text:p>TyShrop</text:p>
          </table:table-cell>
          <table:table-cell office:value-type="float" office:value="1420076125" calcext:value-type="float">
            <text:p>1420076125</text:p>
          </table:table-cell>
          <table:table-cell office:value-type="string" calcext:value-type="string">
            <text:p>Can't update my iPad because of this... Apple sued for shrinking storage space on 16GB devices thanks to iOS 8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5831218713E+017" calcext:value-type="float">
            <text:p>5.50465831218713E+017</text:p>
          </table:table-cell>
          <table:table-cell office:value-type="string" calcext:value-type="string">
            <text:p>JaredLeClaire15</text:p>
          </table:table-cell>
          <table:table-cell office:value-type="float" office:value="1420076255" calcext:value-type="float">
            <text:p>1420076255</text:p>
          </table:table-cell>
          <table:table-cell office:value-type="string" calcext:value-type="string">
            <text:p>$AAPL is up nearly 20% post 7:1 split on June 9, 2014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5988442214E+017" calcext:value-type="float">
            <text:p>5.50465988442214E+017</text:p>
          </table:table-cell>
          <table:table-cell office:value-type="string" calcext:value-type="string">
            <text:p>valuewalk</text:p>
          </table:table-cell>
          <table:table-cell office:value-type="float" office:value="1420076293" calcext:value-type="float">
            <text:p>1420076293</text:p>
          </table:table-cell>
          <table:table-cell office:value-type="string" calcext:value-type="string">
            <text:p>$MU $AAPL $SUNE Propel Greenlight To 9% Return In 2014 http://valuewalk.com/2014/12/apple-micron-sune-greenlight/… $MRVL $G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.50466341342544E+017" calcext:value-type="float">
            <text:p>5.50466341342544E+017</text:p>
          </table:table-cell>
          <table:table-cell office:value-type="string" calcext:value-type="string">
            <text:p>jferrell323</text:p>
          </table:table-cell>
          <table:table-cell office:value-type="float" office:value="1420076377" calcext:value-type="float">
            <text:p>1420076377</text:p>
          </table:table-cell>
          <table:table-cell office:value-type="string" calcext:value-type="string">
            <text:p>Weird, bc we signed up for Prime “@WSJ: Jeff Bezos lost $7.4 billion in Amazon's worst year since 2008: http://on.wsj.com/1Acvuo6 $AMZN”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6497655878E+017" calcext:value-type="float">
            <text:p>5.50466497655878E+017</text:p>
          </table:table-cell>
          <table:table-cell office:value-type="string" calcext:value-type="string">
            <text:p>PBratbyOfficial</text:p>
          </table:table-cell>
          <table:table-cell office:value-type="float" office:value="1420076414" calcext:value-type="float">
            <text:p>1420076414</text:p>
          </table:table-cell>
          <table:table-cell office:value-type="string" calcext:value-type="string">
            <text:p>Trailing Stop taken out on my $GOOGL #trade taking my locked in profits, Read My Full Trade Diary for ALL to view http://ow.ly/GDYGz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6514487636E+017" calcext:value-type="float">
            <text:p>5.50466514487636E+017</text:p>
          </table:table-cell>
          <table:table-cell office:value-type="string" calcext:value-type="string">
            <text:p>caroltheva</text:p>
          </table:table-cell>
          <table:table-cell office:value-type="float" office:value="1420076418" calcext:value-type="float">
            <text:p>1420076418</text:p>
          </table:table-cell>
          <table:table-cell office:value-type="string" calcext:value-type="string">
            <text:p>Get started in the markets with this Intro course http://bit.ly/IntroFin $AMZN $FB $TWT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651653863E+017" calcext:value-type="float">
            <text:p>5.5046651653863E+017</text:p>
          </table:table-cell>
          <table:table-cell office:value-type="string" calcext:value-type="string">
            <text:p>t_nathan95</text:p>
          </table:table-cell>
          <table:table-cell office:value-type="float" office:value="1420076419" calcext:value-type="float">
            <text:p>1420076419</text:p>
          </table:table-cell>
          <table:table-cell office:value-type="string" calcext:value-type="string">
            <text:p>Investment Themes: The american consumer is confident again $AAPL $V $PAY $MA $AXP $UA $M $TJXC $PVH $GIII $D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6945061909E+017" calcext:value-type="float">
            <text:p>5.50466945061909E+017</text:p>
          </table:table-cell>
          <table:table-cell office:value-type="string" calcext:value-type="string">
            <text:p>The_Dumb_Money</text:p>
          </table:table-cell>
          <table:table-cell office:value-type="float" office:value="1420076521" calcext:value-type="float">
            <text:p>1420076521</text:p>
          </table:table-cell>
          <table:table-cell office:value-type="string" calcext:value-type="string">
            <text:p>IMHO, $MSFT shockingly remains MILDLY undervalu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140688839E+017" calcext:value-type="float">
            <text:p>5.50467140688839E+017</text:p>
          </table:table-cell>
          <table:table-cell office:value-type="string" calcext:value-type="string">
            <text:p>andrewlabutka</text:p>
          </table:table-cell>
          <table:table-cell office:value-type="float" office:value="1420076568" calcext:value-type="float">
            <text:p>1420076568</text:p>
          </table:table-cell>
          <table:table-cell office:value-type="string" calcext:value-type="string">
            <text:p>@A_TRON3000 An idiot could run $AMZN at a profit, but only Bezos could run it at a loss. #ThatsACompli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297605714E+017" calcext:value-type="float">
            <text:p>5.50467297605714E+017</text:p>
          </table:table-cell>
          <table:table-cell office:value-type="string" calcext:value-type="string">
            <text:p>roadrunnergreg</text:p>
          </table:table-cell>
          <table:table-cell office:value-type="float" office:value="1420076605" calcext:value-type="float">
            <text:p>1420076605</text:p>
          </table:table-cell>
          <table:table-cell office:value-type="string" calcext:value-type="string">
            <text:p>World’s 400 Richest People Add $92-B In 2014: World’s 400 Richest People Add $92-B In 2014 $AMZN, $BABA, $BX, ... http://tinyurl.com/ne9rgy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300088766E+017" calcext:value-type="float">
            <text:p>5.50467300088766E+017</text:p>
          </table:table-cell>
          <table:table-cell office:value-type="string" calcext:value-type="string">
            <text:p>GregsHealth</text:p>
          </table:table-cell>
          <table:table-cell office:value-type="float" office:value="1420076606" calcext:value-type="float">
            <text:p>1420076606</text:p>
          </table:table-cell>
          <table:table-cell office:value-type="string" calcext:value-type="string">
            <text:p>World’s 400 Richest People Add $92-B In 2014: World’s 400 Richest People Add $92-B In 2014 $AMZN, $BABA, $BX, ... http://tinyurl.com/ne9rgy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302135583E+017" calcext:value-type="float">
            <text:p>5.50467302135583E+017</text:p>
          </table:table-cell>
          <table:table-cell office:value-type="string" calcext:value-type="string">
            <text:p>ShayneHeffernan</text:p>
          </table:table-cell>
          <table:table-cell office:value-type="float" office:value="1420076606" calcext:value-type="float">
            <text:p>1420076606</text:p>
          </table:table-cell>
          <table:table-cell office:value-type="string" calcext:value-type="string">
            <text:p>World’s 400 Richest People Add $92-B In 2014: World’s 400 Richest People Add $92-B In 2014 $AMZN, $BABA, $BX, ... http://bit.ly/1zylvG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938017219E+017" calcext:value-type="float">
            <text:p>5.50467938017219E+017</text:p>
          </table:table-cell>
          <table:table-cell office:value-type="string" calcext:value-type="string">
            <text:p>BreakoutStocks</text:p>
          </table:table-cell>
          <table:table-cell office:value-type="float" office:value="1420076758" calcext:value-type="float">
            <text:p>1420076758</text:p>
          </table:table-cell>
          <table:table-cell office:value-type="string" calcext:value-type="string">
            <text:p>What usually happens after Apple $AAPL breaks out? http://topbreakoutstocks.com/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7962071974E+017" calcext:value-type="float">
            <text:p>5.50467962071974E+017</text:p>
          </table:table-cell>
          <table:table-cell office:value-type="string" calcext:value-type="string">
            <text:p>caroltheva</text:p>
          </table:table-cell>
          <table:table-cell office:value-type="float" office:value="1420076764" calcext:value-type="float">
            <text:p>1420076764</text:p>
          </table:table-cell>
          <table:table-cell office:value-type="string" calcext:value-type="string">
            <text:p>Free Iron condor setup course http://bit.ly/IronCond $CMG $TSLA $BID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8859879506E+017" calcext:value-type="float">
            <text:p>5.50468859879506E+017</text:p>
          </table:table-cell>
          <table:table-cell office:value-type="string" calcext:value-type="string">
            <text:p>UnderGradStocks</text:p>
          </table:table-cell>
          <table:table-cell office:value-type="float" office:value="1420076978" calcext:value-type="float">
            <text:p>1420076978</text:p>
          </table:table-cell>
          <table:table-cell office:value-type="string" calcext:value-type="string">
            <text:p>@CNNMoney I like $MSFT with him in charge. He seems to encourage change and innovation which the company struggled with in the p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9294166135E+017" calcext:value-type="float">
            <text:p>5.50469294166135E+017</text:p>
          </table:table-cell>
          <table:table-cell office:value-type="string" calcext:value-type="string">
            <text:p>optionsangre</text:p>
          </table:table-cell>
          <table:table-cell office:value-type="float" office:value="1420077081" calcext:value-type="float">
            <text:p>1420077081</text:p>
          </table:table-cell>
          <table:table-cell office:value-type="string" calcext:value-type="string">
            <text:p>top trades (my acct) 2014 - $PCYC $NFLX $FB $TSLA $CNQR - CNQR R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69761390641E+017" calcext:value-type="float">
            <text:p>5.50469761390641E+017</text:p>
          </table:table-cell>
          <table:table-cell office:value-type="string" calcext:value-type="string">
            <text:p>caroltheva</text:p>
          </table:table-cell>
          <table:table-cell office:value-type="float" office:value="1420077193" calcext:value-type="float">
            <text:p>1420077193</text:p>
          </table:table-cell>
          <table:table-cell office:value-type="string" calcext:value-type="string">
            <text:p>Understanding margins in Options http://bit.ly/MargSpre $CMG $TSLA $BID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69965351227E+017" calcext:value-type="float">
            <text:p>5.50469965351227E+017</text:p>
          </table:table-cell>
          <table:table-cell office:value-type="string" calcext:value-type="string">
            <text:p>SkanndTyagi</text:p>
          </table:table-cell>
          <table:table-cell office:value-type="float" office:value="1420077241" calcext:value-type="float">
            <text:p>1420077241</text:p>
          </table:table-cell>
          <table:table-cell office:value-type="string" calcext:value-type="string">
            <text:p>ForbesTech : 3D Systems and Amazon are set for stock rebounds in 2015: http://onforb.es/1wBqtAB $DDD $AMZN (http:..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0796737798E+017" calcext:value-type="float">
            <text:p>5.50470796737798E+017</text:p>
          </table:table-cell>
          <table:table-cell office:value-type="string" calcext:value-type="string">
            <text:p>JaredLeClaire15</text:p>
          </table:table-cell>
          <table:table-cell office:value-type="float" office:value="1420077439" calcext:value-type="float">
            <text:p>1420077439</text:p>
          </table:table-cell>
          <table:table-cell office:value-type="string" calcext:value-type="string">
            <text:p>Added some $AAPL today via selling put spreads. <text:s/>Used part of the proceeds to buy some call spreads. <text:s/>Can you tell I'm bullish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1417754845E+017" calcext:value-type="float">
            <text:p>5.50471417754845E+017</text:p>
          </table:table-cell>
          <table:table-cell office:value-type="string" calcext:value-type="string">
            <text:p>SentiQuant</text:p>
          </table:table-cell>
          <table:table-cell office:value-type="float" office:value="1420077587" calcext:value-type="float">
            <text:p>1420077587</text:p>
          </table:table-cell>
          <table:table-cell office:value-type="string" calcext:value-type="string">
            <text:p>#SENTISHIFTUP $X $T $GOOGL $AMRN $UPIP $CNAT $GDX $DAX $CEMP $RXII #sentiquant 20141231 21:00:02:9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1631034806E+017" calcext:value-type="float">
            <text:p>5.50471631034806E+017</text:p>
          </table:table-cell>
          <table:table-cell office:value-type="string" calcext:value-type="string">
            <text:p>RajeshThakur76</text:p>
          </table:table-cell>
          <table:table-cell office:value-type="float" office:value="1420077638" calcext:value-type="float">
            <text:p>1420077638</text:p>
          </table:table-cell>
          <table:table-cell office:value-type="string" calcext:value-type="string">
            <text:p>World’s 400 Richest People Add $92-B In 2014: World’s 400 Richest People Add $92-B In 2014 $AMZN, $BABA, $BX, ... http://bit.ly/1vvrZ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1634742542E+017" calcext:value-type="float">
            <text:p>5.50471634742542E+017</text:p>
          </table:table-cell>
          <table:table-cell office:value-type="string" calcext:value-type="string">
            <text:p>JohnStig2</text:p>
          </table:table-cell>
          <table:table-cell office:value-type="float" office:value="1420077639" calcext:value-type="float">
            <text:p>1420077639</text:p>
          </table:table-cell>
          <table:table-cell office:value-type="string" calcext:value-type="string">
            <text:p>World’s 400 Richest People Add $92-B In 2014: World’s 400 Richest People Add $92-B In 2014 $AMZN, $BABA, $BX, ... http://bit.ly/1vvrZ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1737629229E+017" calcext:value-type="float">
            <text:p>5.50471737629229E+017</text:p>
          </table:table-cell>
          <table:table-cell office:value-type="string" calcext:value-type="string">
            <text:p>Market_Screener</text:p>
          </table:table-cell>
          <table:table-cell office:value-type="float" office:value="1420077664" calcext:value-type="float">
            <text:p>1420077664</text:p>
          </table:table-cell>
          <table:table-cell office:value-type="string" calcext:value-type="string">
            <text:p>#Apple : MacXDVD Gives Away MacX iPhone DVD Ripper as 2015 New Year Gift http://4-traders.com/APPLE-INC-4849/news/Apple--MacXDVD-Gives-Away-MacX-iPhone-DVD-Ripper-as-2015-New-Year-Gift-19608696/…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2066000888E+017" calcext:value-type="float">
            <text:p>5.50472066000888E+017</text:p>
          </table:table-cell>
          <table:table-cell office:value-type="string" calcext:value-type="string">
            <text:p>Tech_Terrorist</text:p>
          </table:table-cell>
          <table:table-cell office:value-type="float" office:value="1420077742" calcext:value-type="float">
            <text:p>1420077742</text:p>
          </table:table-cell>
          <table:table-cell office:value-type="string" calcext:value-type="string">
            <text:p>3D Systems and Amazon are set for stock rebounds in 2015: http://onforb.es/1wBqtAB $DDD $AMZN | http://technoterrorist.com/?p=4518 #TechnoTerrori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3735606501E+017" calcext:value-type="float">
            <text:p>5.50473735606501E+017</text:p>
          </table:table-cell>
          <table:table-cell office:value-type="string" calcext:value-type="string">
            <text:p>BargainTrapper</text:p>
          </table:table-cell>
          <table:table-cell office:value-type="float" office:value="1420078140" calcext:value-type="float">
            <text:p>1420078140</text:p>
          </table:table-cell>
          <table:table-cell office:value-type="string" calcext:value-type="string">
            <text:p>http://goo.gl/efUF0i <text:s/>&lt;--- Amazing subscriber to Super_Trades - check out his profit chart!! $TVIX $BDR $AAPL $GOOG $FB $TS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3769852998E+017" calcext:value-type="float">
            <text:p>5.50473769852998E+017</text:p>
          </table:table-cell>
          <table:table-cell office:value-type="string" calcext:value-type="string">
            <text:p>caroltheva</text:p>
          </table:table-cell>
          <table:table-cell office:value-type="float" office:value="1420078148" calcext:value-type="float">
            <text:p>1420078148</text:p>
          </table:table-cell>
          <table:table-cell office:value-type="string" calcext:value-type="string">
            <text:p>How to put a continuous Iron condor trade http://bit.ly/AdvIronCo $AAPL $GOOGL $PCL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4585783947E+017" calcext:value-type="float">
            <text:p>5.50474585783947E+017</text:p>
          </table:table-cell>
          <table:table-cell office:value-type="string" calcext:value-type="string">
            <text:p>jbaksht</text:p>
          </table:table-cell>
          <table:table-cell office:value-type="float" office:value="1420078343" calcext:value-type="float">
            <text:p>1420078343</text:p>
          </table:table-cell>
          <table:table-cell office:value-type="string" calcext:value-type="string">
            <text:p>Amazon Chief Bezos Lost $7.4 Billion in Company’s Worst Year Since 2008. http://on.wsj.com/1xw4v98 $AMZN @amazon #PlayingTheLongGame @WS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74898347291E+017" calcext:value-type="float">
            <text:p>5.50474898347291E+017</text:p>
          </table:table-cell>
          <table:table-cell office:value-type="string" calcext:value-type="string">
            <text:p>TweakTown</text:p>
          </table:table-cell>
          <table:table-cell office:value-type="float" office:value="1420078417" calcext:value-type="float">
            <text:p>1420078417</text:p>
          </table:table-cell>
          <table:table-cell office:value-type="string" calcext:value-type="string">
            <text:p>H4LT group releases @Microsoft @Xbox One SDK online #infosec $MSFT http://tweaktown.to/1zSvw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75305602007E+017" calcext:value-type="float">
            <text:p>5.50475305602007E+017</text:p>
          </table:table-cell>
          <table:table-cell office:value-type="string" calcext:value-type="string">
            <text:p>InvestWall</text:p>
          </table:table-cell>
          <table:table-cell office:value-type="float" office:value="1420078514" calcext:value-type="float">
            <text:p>1420078514</text:p>
          </table:table-cell>
          <table:table-cell office:value-type="string" calcext:value-type="string">
            <text:p>Facebook, Apple, And Microsoft ganging up on Google - Business Insider http://ow.ly/GDeSt $FB, $AAPL, $GOOG, $MSFT #InvestW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5898676199E+017" calcext:value-type="float">
            <text:p>5.50475898676199E+017</text:p>
          </table:table-cell>
          <table:table-cell office:value-type="string" calcext:value-type="string">
            <text:p>Flower_Power_67</text:p>
          </table:table-cell>
          <table:table-cell office:value-type="float" office:value="1420078656" calcext:value-type="float">
            <text:p>1420078656</text:p>
          </table:table-cell>
          <table:table-cell office:value-type="string" calcext:value-type="string">
            <text:p>$AAPL has traded down the last two Januarys.— Colin Gillis, Fast Money#TradersE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767935157E+017" calcext:value-type="float">
            <text:p>5.5047767935157E+017</text:p>
          </table:table-cell>
          <table:table-cell office:value-type="string" calcext:value-type="string">
            <text:p>WeinsteinSA1</text:p>
          </table:table-cell>
          <table:table-cell office:value-type="float" office:value="1420079080" calcext:value-type="float">
            <text:p>1420079080</text:p>
          </table:table-cell>
          <table:table-cell office:value-type="string" calcext:value-type="string">
            <text:p>RT @RobertWeinstein: Options Investor Newsletter Issue 137 http://stocksaints.com/newsletter/12886/options_investor_newsletter_issue_137… $USO $AMZN $TSLA $EXC $ALL $DV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8038920868E+017" calcext:value-type="float">
            <text:p>5.50478038920868E+017</text:p>
          </table:table-cell>
          <table:table-cell office:value-type="string" calcext:value-type="string">
            <text:p>StocksThatDoubl</text:p>
          </table:table-cell>
          <table:table-cell office:value-type="float" office:value="1420079166" calcext:value-type="float">
            <text:p>1420079166</text:p>
          </table:table-cell>
          <table:table-cell office:value-type="string" calcext:value-type="string">
            <text:p>See the latest stock $PROFITS that my subscribers are making http://biloselhi.com/testimonials.html…. Join today! $GOOG $BAC $CVX $CSCO $BA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78771565113E+017" calcext:value-type="float">
            <text:p>5.50478771565113E+017</text:p>
          </table:table-cell>
          <table:table-cell office:value-type="string" calcext:value-type="string">
            <text:p>caroltheva</text:p>
          </table:table-cell>
          <table:table-cell office:value-type="float" office:value="1420079341" calcext:value-type="float">
            <text:p>1420079341</text:p>
          </table:table-cell>
          <table:table-cell office:value-type="string" calcext:value-type="string">
            <text:p>Do you understand Option Greeks well http://bit.ly/OptGreek $NFLX $PCLN $TS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79199144669E+017" calcext:value-type="float">
            <text:p>5.50479199144669E+017</text:p>
          </table:table-cell>
          <table:table-cell office:value-type="string" calcext:value-type="string">
            <text:p>ChuckDBrooks</text:p>
          </table:table-cell>
          <table:table-cell office:value-type="float" office:value="1420079443" calcext:value-type="float">
            <text:p>1420079443</text:p>
          </table:table-cell>
          <table:table-cell office:value-type="string" calcext:value-type="string">
            <text:p>Tech Forecast: http://news.investors.com/technology/123114-732780-wearables-cloud-ott-tv-cybersecurity-big-in-2015-predictions.htm… #IBDNews via @IBDinvestors <text:s/>$AAPL $MSFT $AMZN $GOOGL $NFLX $TMUS $T $VZ $HPQ $EMC $TWX $SNE $HD $TG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479777006498E+017" calcext:value-type="float">
            <text:p>5.50479777006498E+017</text:p>
          </table:table-cell>
          <table:table-cell office:value-type="string" calcext:value-type="string">
            <text:p>themotleyfool</text:p>
          </table:table-cell>
          <table:table-cell office:value-type="float" office:value="1420079580" calcext:value-type="float">
            <text:p>1420079580</text:p>
          </table:table-cell>
          <table:table-cell office:value-type="string" calcext:value-type="string">
            <text:p>#FoolFaves2014 Lo, how the mighty have fallen? Why the future of $AAPL's iPad is looking murkier: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50480246634734E+017" calcext:value-type="float">
            <text:p>5.50480246634734E+017</text:p>
          </table:table-cell>
          <table:table-cell office:value-type="string" calcext:value-type="string">
            <text:p>caroltheva</text:p>
          </table:table-cell>
          <table:table-cell office:value-type="float" office:value="1420079692" calcext:value-type="float">
            <text:p>1420079692</text:p>
          </table:table-cell>
          <table:table-cell office:value-type="string" calcext:value-type="string">
            <text:p>Free course - Capital usage with Options http://bit.ly/CapiEffi $GLD $SLV $TS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1219285438E+017" calcext:value-type="float">
            <text:p>5.50481219285438E+017</text:p>
          </table:table-cell>
          <table:table-cell office:value-type="string" calcext:value-type="string">
            <text:p>__Bolt</text:p>
          </table:table-cell>
          <table:table-cell office:value-type="float" office:value="1420079924" calcext:value-type="float">
            <text:p>1420079924</text:p>
          </table:table-cell>
          <table:table-cell office:value-type="string" calcext:value-type="string">
            <text:p>Patent granted for $AAPL may be for new device http://ln.is/www.cnbc.com/id/lSDdE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3579684528E+017" calcext:value-type="float">
            <text:p>5.50483579684528E+017</text:p>
          </table:table-cell>
          <table:table-cell office:value-type="string" calcext:value-type="string">
            <text:p>DCaptura</text:p>
          </table:table-cell>
          <table:table-cell office:value-type="float" office:value="1420080487" calcext:value-type="float">
            <text:p>1420080487</text:p>
          </table:table-cell>
          <table:table-cell office:value-type="string" calcext:value-type="string">
            <text:p>"My increasing frustration with #Android in a single screenshot" $GOOG http://zite.to/1B363X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4093230543E+017" calcext:value-type="float">
            <text:p>5.50484093230543E+017</text:p>
          </table:table-cell>
          <table:table-cell office:value-type="string" calcext:value-type="string">
            <text:p>GoldenGlobeGGA</text:p>
          </table:table-cell>
          <table:table-cell office:value-type="float" office:value="1420080609" calcext:value-type="float">
            <text:p>1420080609</text:p>
          </table:table-cell>
          <table:table-cell office:value-type="string" calcext:value-type="string">
            <text:p>$RSH $AAPL Apple should buy Radioshack and start pushing their entire line of products..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4322772607E+017" calcext:value-type="float">
            <text:p>5.50484322772607E+017</text:p>
          </table:table-cell>
          <table:table-cell office:value-type="string" calcext:value-type="string">
            <text:p>CryptoGrain</text:p>
          </table:table-cell>
          <table:table-cell office:value-type="float" office:value="1420080664" calcext:value-type="float">
            <text:p>1420080664</text:p>
          </table:table-cell>
          <table:table-cell office:value-type="string" calcext:value-type="string">
            <text:p>Apple is being sued for falsely advertising the storage capacity of iPhones: http://on.wsj.com/13TL64c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6654587515E+017" calcext:value-type="float">
            <text:p>5.50486654587515E+017</text:p>
          </table:table-cell>
          <table:table-cell office:value-type="string" calcext:value-type="string">
            <text:p>BackpackingEC</text:p>
          </table:table-cell>
          <table:table-cell office:value-type="float" office:value="1420081220" calcext:value-type="float">
            <text:p>1420081220</text:p>
          </table:table-cell>
          <table:table-cell office:value-type="string" calcext:value-type="string">
            <text:p>3D Systems and Amazon are set for stock rebounds in 2015: http://onforb.es/1wBqtAB $DDD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9113468867E+017" calcext:value-type="float">
            <text:p>5.50489113468867E+017</text:p>
          </table:table-cell>
          <table:table-cell office:value-type="string" calcext:value-type="string">
            <text:p>InTheKnowMoney</text:p>
          </table:table-cell>
          <table:table-cell office:value-type="float" office:value="1420081806" calcext:value-type="float">
            <text:p>1420081806</text:p>
          </table:table-cell>
          <table:table-cell office:value-type="string" calcext:value-type="string">
            <text:p>The week's winners and losers on Wall Street: Apple gels, Marriott jams http://aol.it/1tkWug8 $AAPL $M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89146624856E+017" calcext:value-type="float">
            <text:p>5.50489146624856E+017</text:p>
          </table:table-cell>
          <table:table-cell office:value-type="string" calcext:value-type="string">
            <text:p>CNBC</text:p>
          </table:table-cell>
          <table:table-cell office:value-type="float" office:value="1420081814" calcext:value-type="float">
            <text:p>1420081814</text:p>
          </table:table-cell>
          <table:table-cell office:value-type="string" calcext:value-type="string">
            <text:p>Earlier this month, a mysterious glitch caused $AAPL to suddenly drop 6% » http://cnb.cx/1wafKRS (via @JohnMelloy)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.50490653067858E+017" calcext:value-type="float">
            <text:p>5.50490653067858E+017</text:p>
          </table:table-cell>
          <table:table-cell office:value-type="string" calcext:value-type="string">
            <text:p>ndrewWood</text:p>
          </table:table-cell>
          <table:table-cell office:value-type="float" office:value="1420082173" calcext:value-type="float">
            <text:p>1420082173</text:p>
          </table:table-cell>
          <table:table-cell office:value-type="string" calcext:value-type="string">
            <text:p>Dec 1st "glitches" with $AAPL stock were indicative of future shifts. Interesting concep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90695065408E+017" calcext:value-type="float">
            <text:p>5.50490695065408E+017</text:p>
          </table:table-cell>
          <table:table-cell office:value-type="string" calcext:value-type="string">
            <text:p>marketstocknews</text:p>
          </table:table-cell>
          <table:table-cell office:value-type="float" office:value="1420082183" calcext:value-type="float">
            <text:p>1420082183</text:p>
          </table:table-cell>
          <table:table-cell office:value-type="string" calcext:value-type="string">
            <text:p>RT CNBC: Earlier this month, a mysterious glitch caused $AAPL to suddenly drop 6% » http://cnb.cx/1wafKRS <text:s/>(vi... http://ift.tt/1tpseA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0701562003E+017" calcext:value-type="float">
            <text:p>5.50490701562003E+017</text:p>
          </table:table-cell>
          <table:table-cell office:value-type="string" calcext:value-type="string">
            <text:p>paulchertyk</text:p>
          </table:table-cell>
          <table:table-cell office:value-type="float" office:value="1420082185" calcext:value-type="float">
            <text:p>1420082185</text:p>
          </table:table-cell>
          <table:table-cell office:value-type="string" calcext:value-type="string">
            <text:p>$tsla $scty Just gotta wait and be patient with these... Sucks, huh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1399788184E+017" calcext:value-type="float">
            <text:p>5.50491399788184E+017</text:p>
          </table:table-cell>
          <table:table-cell office:value-type="string" calcext:value-type="string">
            <text:p>Michael_Vasanth</text:p>
          </table:table-cell>
          <table:table-cell office:value-type="float" office:value="1420082352" calcext:value-type="float">
            <text:p>1420082352</text:p>
          </table:table-cell>
          <table:table-cell office:value-type="string" calcext:value-type="string">
            <text:p>RT CNBC: Earlier this month, a mysterious glitch caused $AAPL to suddenly drop 6% » http://cnb.cx/1wafKRS <text:s/>(vi... http://ift.tt/1tpseA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3870069678E+017" calcext:value-type="float">
            <text:p>5.50493870069678E+017</text:p>
          </table:table-cell>
          <table:table-cell office:value-type="string" calcext:value-type="string">
            <text:p>caroltheva</text:p>
          </table:table-cell>
          <table:table-cell office:value-type="float" office:value="1420082940" calcext:value-type="float">
            <text:p>1420082940</text:p>
          </table:table-cell>
          <table:table-cell office:value-type="string" calcext:value-type="string">
            <text:p>Option Greeks are critical in Options trading http://bit.ly/OptGreek $IBM $MSFT $HPQ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4346978398E+017" calcext:value-type="float">
            <text:p>5.50494346978398E+017</text:p>
          </table:table-cell>
          <table:table-cell office:value-type="string" calcext:value-type="string">
            <text:p>Pharmdca</text:p>
          </table:table-cell>
          <table:table-cell office:value-type="float" office:value="1420083054" calcext:value-type="float">
            <text:p>1420083054</text:p>
          </table:table-cell>
          <table:table-cell office:value-type="string" calcext:value-type="string">
            <text:p>@JoeP450 betting big on $cytr $gild $baba $aapl $$clvs $cldx $blue $ndrm $juno $sqnm $bbryspec stocks $amrn $cn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94473474433E+017" calcext:value-type="float">
            <text:p>5.50494473474433E+017</text:p>
          </table:table-cell>
          <table:table-cell office:value-type="string" calcext:value-type="string">
            <text:p>Maximum_Pain_cm</text:p>
          </table:table-cell>
          <table:table-cell office:value-type="float" office:value="1420083084" calcext:value-type="float">
            <text:p>1420083084</text:p>
          </table:table-cell>
          <table:table-cell office:value-type="string" calcext:value-type="string">
            <text:p>$GOOG Max Pain is 530.00 for maturity 01/02/2015. <text:s/>Price = 526.40. http://maximum-pain.com/max-pain.aspx?s=GOOG&amp;e=01/02/2015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4538809082E+017" calcext:value-type="float">
            <text:p>5.50494538809082E+017</text:p>
          </table:table-cell>
          <table:table-cell office:value-type="string" calcext:value-type="string">
            <text:p>rhianna</text:p>
          </table:table-cell>
          <table:table-cell office:value-type="float" office:value="1420083100" calcext:value-type="float">
            <text:p>1420083100</text:p>
          </table:table-cell>
          <table:table-cell office:value-type="string" calcext:value-type="string">
            <text:p>FedEx, UPS Recalculate, Raise Rates <text:s/>http://aol.it/1AdlB9u via @daily_finance $UPS $FDX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4675937665E+017" calcext:value-type="float">
            <text:p>5.50494675937665E+017</text:p>
          </table:table-cell>
          <table:table-cell office:value-type="string" calcext:value-type="string">
            <text:p>bullriders1</text:p>
          </table:table-cell>
          <table:table-cell office:value-type="float" office:value="1420083133" calcext:value-type="float">
            <text:p>1420083133</text:p>
          </table:table-cell>
          <table:table-cell office:value-type="string" calcext:value-type="string">
            <text:p>Watch Out $AMZN Fresh!... Instacart's $2B home delivery service operates in fifteen U.S. cities with $WFM partner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49501111328E+017" calcext:value-type="float">
            <text:p>5.5049501111328E+017</text:p>
          </table:table-cell>
          <table:table-cell office:value-type="string" calcext:value-type="string">
            <text:p>AppleNewsAAPL</text:p>
          </table:table-cell>
          <table:table-cell office:value-type="float" office:value="1420083213" calcext:value-type="float">
            <text:p>1420083213</text:p>
          </table:table-cell>
          <table:table-cell office:value-type="string" calcext:value-type="string">
            <text:p>$AAPL NewerTech releases new mounts for iMac models 2012 or later http://bit.ly/1EMHFgN @MaximumPenn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8394062733E+017" calcext:value-type="float">
            <text:p>5.50498394062733E+017</text:p>
          </table:table-cell>
          <table:table-cell office:value-type="string" calcext:value-type="string">
            <text:p>caroltheva</text:p>
          </table:table-cell>
          <table:table-cell office:value-type="float" office:value="1420084019" calcext:value-type="float">
            <text:p>1420084019</text:p>
          </table:table-cell>
          <table:table-cell office:value-type="string" calcext:value-type="string">
            <text:p>Using #Fibonacci for profitable exits http://bit.ly/FibRetrace $CMG $TSLA $BID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8619107717E+017" calcext:value-type="float">
            <text:p>5.50498619107717E+017</text:p>
          </table:table-cell>
          <table:table-cell office:value-type="string" calcext:value-type="string">
            <text:p>Maximum_Pain_cm</text:p>
          </table:table-cell>
          <table:table-cell office:value-type="float" office:value="1420084073" calcext:value-type="float">
            <text:p>1420084073</text:p>
          </table:table-cell>
          <table:table-cell office:value-type="string" calcext:value-type="string">
            <text:p>$GOOG OI for maturity 01/02/2015. 525.00 Highest put. 540.00 Highest call. http://maximum-pain.com/open-interest.aspx?s=GOOG&amp;e=01/02/2015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176422052E+017" calcext:value-type="float">
            <text:p>5.50499176422052E+017</text:p>
          </table:table-cell>
          <table:table-cell office:value-type="string" calcext:value-type="string">
            <text:p>WSJ</text:p>
          </table:table-cell>
          <table:table-cell office:value-type="float" office:value="1420084206" calcext:value-type="float">
            <text:p>1420084206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.50499285528097E+017" calcext:value-type="float">
            <text:p>5.50499285528097E+017</text:p>
          </table:table-cell>
          <table:table-cell office:value-type="string" calcext:value-type="string">
            <text:p>MrBanker12</text:p>
          </table:table-cell>
          <table:table-cell office:value-type="float" office:value="1420084232" calcext:value-type="float">
            <text:p>1420084232</text:p>
          </table:table-cell>
          <table:table-cell office:value-type="string" calcext:value-type="string">
            <text:p>RT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294969889E+017" calcext:value-type="float">
            <text:p>5.50499294969889E+017</text:p>
          </table:table-cell>
          <table:table-cell office:value-type="string" calcext:value-type="string">
            <text:p>shermfrederick</text:p>
          </table:table-cell>
          <table:table-cell office:value-type="float" office:value="1420084234" calcext:value-type="float">
            <text:p>1420084234</text:p>
          </table:table-cell>
          <table:table-cell office:value-type="string" calcext:value-type="string">
            <text:p>RT “@WSJ: Jeff Bezos lost $7.4 billion in Amazon's worst year since 2008: http://on.wsj.com/1BmKuz3 $AMZN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435055043E+017" calcext:value-type="float">
            <text:p>5.50499435055043E+017</text:p>
          </table:table-cell>
          <table:table-cell office:value-type="string" calcext:value-type="string">
            <text:p>trisetyarso</text:p>
          </table:table-cell>
          <table:table-cell office:value-type="float" office:value="1420084267" calcext:value-type="float">
            <text:p>1420084267</text:p>
          </table:table-cell>
          <table:table-cell office:value-type="string" calcext:value-type="string">
            <text:p>If you have a bad day, think about it &gt;RT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68438125E+017" calcext:value-type="float">
            <text:p>5.5049968438125E+017</text:p>
          </table:table-cell>
          <table:table-cell office:value-type="string" calcext:value-type="string">
            <text:p>chintu30</text:p>
          </table:table-cell>
          <table:table-cell office:value-type="float" office:value="1420084327" calcext:value-type="float">
            <text:p>1420084327</text:p>
          </table:table-cell>
          <table:table-cell office:value-type="string" calcext:value-type="string">
            <text:p>“@WSJ: Jeff Bezos lost $7.4 billion in #Amazon's worst year since 2008: http://on.wsj.com/1BmKuz3 $AMZN”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756192305E+017" calcext:value-type="float">
            <text:p>5.50499756192305E+017</text:p>
          </table:table-cell>
          <table:table-cell office:value-type="string" calcext:value-type="string">
            <text:p>makskarczmar</text:p>
          </table:table-cell>
          <table:table-cell office:value-type="float" office:value="1420084344" calcext:value-type="float">
            <text:p>1420084344</text:p>
          </table:table-cell>
          <table:table-cell office:value-type="string" calcext:value-type="string">
            <text:p>“@WSJ: Jeff Bezos lost $7.4 billion in Amazon's worst year since 2008: http://on.wsj.com/1BmKuz3 $AMZN”lo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837851206E+017" calcext:value-type="float">
            <text:p>5.50499837851206E+017</text:p>
          </table:table-cell>
          <table:table-cell office:value-type="string" calcext:value-type="string">
            <text:p>FatherSiisi</text:p>
          </table:table-cell>
          <table:table-cell office:value-type="float" office:value="1420084363" calcext:value-type="float">
            <text:p>1420084363</text:p>
          </table:table-cell>
          <table:table-cell office:value-type="string" calcext:value-type="string">
            <text:p>Faddaludd <text:s/>"@WSJ: Jeff Bezos lost $7.4 billion in Amazon's worst year since 2008: http://on.wsj.com/1BmKuz3 $AMZN"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856322925E+017" calcext:value-type="float">
            <text:p>5.50499856322925E+017</text:p>
          </table:table-cell>
          <table:table-cell office:value-type="string" calcext:value-type="string">
            <text:p>BonnieLaden</text:p>
          </table:table-cell>
          <table:table-cell office:value-type="float" office:value="1420084368" calcext:value-type="float">
            <text:p>1420084368</text:p>
          </table:table-cell>
          <table:table-cell office:value-type="string" calcext:value-type="string">
            <text:p>“@WSJ: Jeff Bezos lost $7.4 billion in Amazon's worst year since 2008: http://on.wsj.com/1BmKuz3 $AMZN” <text:s/>can I just have 1 billion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874555576E+017" calcext:value-type="float">
            <text:p>5.50499874555576E+017</text:p>
          </table:table-cell>
          <table:table-cell office:value-type="string" calcext:value-type="string">
            <text:p>YoungKingsEnt</text:p>
          </table:table-cell>
          <table:table-cell office:value-type="float" office:value="1420084372" calcext:value-type="float">
            <text:p>1420084372</text:p>
          </table:table-cell>
          <table:table-cell office:value-type="string" calcext:value-type="string">
            <text:p>@DAE_DAY @YoungDiddy11 @Hisflyyness RT @WSJ: Jeff Bezos lost $7.4 billion in Amazon's worst year since 2008: http://on.wsj.com/1BmKuz3 $AMZ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499879655457E+017" calcext:value-type="float">
            <text:p>5.50499879655457E+017</text:p>
          </table:table-cell>
          <table:table-cell office:value-type="string" calcext:value-type="string">
            <text:p>ScotPatterson</text:p>
          </table:table-cell>
          <table:table-cell office:value-type="float" office:value="1420084373" calcext:value-type="float">
            <text:p>1420084373</text:p>
          </table:table-cell>
          <table:table-cell office:value-type="string" calcext:value-type="string">
            <text:p>“@WSJ: Jeff Bezos lost $7.4 billion in Amazon's worst year since 2008: http://on.wsj.com/1BmKuz3 $AMZN” Ouc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0144794579E+017" calcext:value-type="float">
            <text:p>5.50500144794579E+017</text:p>
          </table:table-cell>
          <table:table-cell office:value-type="string" calcext:value-type="string">
            <text:p>BravesGasm</text:p>
          </table:table-cell>
          <table:table-cell office:value-type="float" office:value="1420084436" calcext:value-type="float">
            <text:p>1420084436</text:p>
          </table:table-cell>
          <table:table-cell office:value-type="string" calcext:value-type="string">
            <text:p>"@WSJ: Jeff Bezos lost $7.4 billion in Amazon's worst year since 2008: http://on.wsj.com/1BmKuz3 $AMZN" I tried desperately to prevent th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50032927264E+017" calcext:value-type="float">
            <text:p>5.5050032927264E+017</text:p>
          </table:table-cell>
          <table:table-cell office:value-type="string" calcext:value-type="string">
            <text:p>grifterR1</text:p>
          </table:table-cell>
          <table:table-cell office:value-type="float" office:value="1420084480" calcext:value-type="float">
            <text:p>1420084480</text:p>
          </table:table-cell>
          <table:table-cell office:value-type="string" calcext:value-type="string">
            <text:p>One of the many reasons I hate Amazon. RT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0854571098E+017" calcext:value-type="float">
            <text:p>5.50500854571098E+017</text:p>
          </table:table-cell>
          <table:table-cell office:value-type="string" calcext:value-type="string">
            <text:p>biznsPro</text:p>
          </table:table-cell>
          <table:table-cell office:value-type="float" office:value="1420084606" calcext:value-type="float">
            <text:p>1420084606</text:p>
          </table:table-cell>
          <table:table-cell office:value-type="string" calcext:value-type="string">
            <text:p>“@WSJ: Jeff Bezos lost $7.4 billion in Amazon's worst year since 2008: http://on.wsj.com/1BmKuz3 $AMZN” I feel better now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1147250012E+017" calcext:value-type="float">
            <text:p>5.50501147250012E+017</text:p>
          </table:table-cell>
          <table:table-cell office:value-type="string" calcext:value-type="string">
            <text:p>SwingTradeAlert</text:p>
          </table:table-cell>
          <table:table-cell office:value-type="float" office:value="1420084675" calcext:value-type="float">
            <text:p>1420084675</text:p>
          </table:table-cell>
          <table:table-cell office:value-type="string" calcext:value-type="string">
            <text:p>WSJ: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1268519924E+017" calcext:value-type="float">
            <text:p>5.50501268519924E+017</text:p>
          </table:table-cell>
          <table:table-cell office:value-type="string" calcext:value-type="string">
            <text:p>The_ShumbaKing</text:p>
          </table:table-cell>
          <table:table-cell office:value-type="float" office:value="1420084704" calcext:value-type="float">
            <text:p>1420084704</text:p>
          </table:table-cell>
          <table:table-cell office:value-type="string" calcext:value-type="string">
            <text:p><text:s/>RT "@WSJ: Jeff Bezos lost $7.4 billion in Amazon's worst year since 2008: http://on.wsj.com/1BmKuz3 $AMZN"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1828547191E+017" calcext:value-type="float">
            <text:p>5.50501828547191E+017</text:p>
          </table:table-cell>
          <table:table-cell office:value-type="string" calcext:value-type="string">
            <text:p>Scott_Klemke</text:p>
          </table:table-cell>
          <table:table-cell office:value-type="float" office:value="1420084838" calcext:value-type="float">
            <text:p>1420084838</text:p>
          </table:table-cell>
          <table:table-cell office:value-type="string" calcext:value-type="string">
            <text:p>"@WSJ: Jeff Bezos lost $7.4 billion in Amazon's worst year since 2008: http://on.wsj.com/1BmKuz3 $AMZN"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1951067419E+017" calcext:value-type="float">
            <text:p>5.50501951067419E+017</text:p>
          </table:table-cell>
          <table:table-cell office:value-type="string" calcext:value-type="string">
            <text:p>oh_HOLMES</text:p>
          </table:table-cell>
          <table:table-cell office:value-type="float" office:value="1420084867" calcext:value-type="float">
            <text:p>1420084867</text:p>
          </table:table-cell>
          <table:table-cell office:value-type="string" calcext:value-type="string">
            <text:p>Damn! Lol RT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2180466491E+017" calcext:value-type="float">
            <text:p>5.50502180466491E+017</text:p>
          </table:table-cell>
          <table:table-cell office:value-type="string" calcext:value-type="string">
            <text:p>newscaster</text:p>
          </table:table-cell>
          <table:table-cell office:value-type="float" office:value="1420084922" calcext:value-type="float">
            <text:p>1420084922</text:p>
          </table:table-cell>
          <table:table-cell office:value-type="string" calcext:value-type="string">
            <text:p>That's with a "B".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294240793E+017" calcext:value-type="float">
            <text:p>5.5050294240793E+017</text:p>
          </table:table-cell>
          <table:table-cell office:value-type="string" calcext:value-type="string">
            <text:p>smoran26</text:p>
          </table:table-cell>
          <table:table-cell office:value-type="float" office:value="1420085103" calcext:value-type="float">
            <text:p>1420085103</text:p>
          </table:table-cell>
          <table:table-cell office:value-type="string" calcext:value-type="string">
            <text:p>Yes to the first person with a guess - winner - the *STOCK OF THE YEAR* is $AAPL - Other stocks had bigger years, but not one this size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322348501E+017" calcext:value-type="float">
            <text:p>5.5050322348501E+017</text:p>
          </table:table-cell>
          <table:table-cell office:value-type="string" calcext:value-type="string">
            <text:p>smoran26</text:p>
          </table:table-cell>
          <table:table-cell office:value-type="float" office:value="1420085170" calcext:value-type="float">
            <text:p>1420085170</text:p>
          </table:table-cell>
          <table:table-cell office:value-type="string" calcext:value-type="string">
            <text:p>If you had a fantasy blue - chip portfolio, packed with only dividend payers of at least 1.5% yield and up - $AAPL is your rock star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3273401418E+017" calcext:value-type="float">
            <text:p>5.50503273401418E+017</text:p>
          </table:table-cell>
          <table:table-cell office:value-type="string" calcext:value-type="string">
            <text:p>Stockaholics</text:p>
          </table:table-cell>
          <table:table-cell office:value-type="float" office:value="1420085182" calcext:value-type="float">
            <text:p>1420085182</text:p>
          </table:table-cell>
          <table:table-cell office:value-type="string" calcext:value-type="string">
            <text:p>Our Penny Stock Picks Gained Over 968% In the Past 5 Weeks! Get our next pick early: http://tinyurl.com/p46mnk2 $XLF $F $FN $MSF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3749085454E+017" calcext:value-type="float">
            <text:p>5.50503749085454E+017</text:p>
          </table:table-cell>
          <table:table-cell office:value-type="string" calcext:value-type="string">
            <text:p>gautamkamath</text:p>
          </table:table-cell>
          <table:table-cell office:value-type="float" office:value="1420085296" calcext:value-type="float">
            <text:p>1420085296</text:p>
          </table:table-cell>
          <table:table-cell office:value-type="string" calcext:value-type="string">
            <text:p>Beginning of the end? @WSJ: 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3763635896E+017" calcext:value-type="float">
            <text:p>5.50503763635896E+017</text:p>
          </table:table-cell>
          <table:table-cell office:value-type="string" calcext:value-type="string">
            <text:p>itassessors</text:p>
          </table:table-cell>
          <table:table-cell office:value-type="float" office:value="1420085299" calcext:value-type="float">
            <text:p>1420085299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4832684261E+017" calcext:value-type="float">
            <text:p>5.50504832684261E+017</text:p>
          </table:table-cell>
          <table:table-cell office:value-type="string" calcext:value-type="string">
            <text:p>smoran26</text:p>
          </table:table-cell>
          <table:table-cell office:value-type="float" office:value="1420085554" calcext:value-type="float">
            <text:p>1420085554</text:p>
          </table:table-cell>
          <table:table-cell office:value-type="string" calcext:value-type="string">
            <text:p>@jdude988 the next part is short, but if you've followed the blog, seeing me post about $AAPL computer is very usual. Now the long dra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5199241277E+017" calcext:value-type="float">
            <text:p>5.50505199241277E+017</text:p>
          </table:table-cell>
          <table:table-cell office:value-type="string" calcext:value-type="string">
            <text:p>Stockaholics</text:p>
          </table:table-cell>
          <table:table-cell office:value-type="float" office:value="1420085642" calcext:value-type="float">
            <text:p>1420085642</text:p>
          </table:table-cell>
          <table:table-cell office:value-type="string" calcext:value-type="string">
            <text:p>Our Penny Stock Picks Gained Over 968% In the Past 5 Weeks! Get our next pick early: http://tinyurl.com/p46mnk2 $TRX $AAPL $GOO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5287682384E+017" calcext:value-type="float">
            <text:p>5.50505287682384E+017</text:p>
          </table:table-cell>
          <table:table-cell office:value-type="string" calcext:value-type="string">
            <text:p>Stockaholics</text:p>
          </table:table-cell>
          <table:table-cell office:value-type="float" office:value="1420085663" calcext:value-type="float">
            <text:p>1420085663</text:p>
          </table:table-cell>
          <table:table-cell office:value-type="string" calcext:value-type="string">
            <text:p>Our Penny Stock Picks Gained Over 968% In the Past 5 Weeks! Get our next pick early: http://tinyurl.com/p46mnk2 $MSFT $ORCL $VO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5375611765E+017" calcext:value-type="float">
            <text:p>5.50505375611765E+017</text:p>
          </table:table-cell>
          <table:table-cell office:value-type="string" calcext:value-type="string">
            <text:p>Stockaholics</text:p>
          </table:table-cell>
          <table:table-cell office:value-type="float" office:value="1420085684" calcext:value-type="float">
            <text:p>1420085684</text:p>
          </table:table-cell>
          <table:table-cell office:value-type="string" calcext:value-type="string">
            <text:p>Our Penny Stock Picks Gained Over 968% In the Past 5 Weeks! Get our next pick early: http://tinyurl.com/p46mnk2 $AMZN $QCOM $C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5412337107E+017" calcext:value-type="float">
            <text:p>5.50505412337107E+017</text:p>
          </table:table-cell>
          <table:table-cell office:value-type="string" calcext:value-type="string">
            <text:p>OUDMG</text:p>
          </table:table-cell>
          <table:table-cell office:value-type="float" office:value="1420085692" calcext:value-type="float">
            <text:p>1420085692</text:p>
          </table:table-cell>
          <table:table-cell office:value-type="string" calcext:value-type="string">
            <text:p>RT WSJ: Jeff Bezos lost $7.4 billion in Amazon's worst year since 2008: http://on.wsj.com/1BmKuz3 <text:s/>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5446134387E+017" calcext:value-type="float">
            <text:p>5.50505446134387E+017</text:p>
          </table:table-cell>
          <table:table-cell office:value-type="string" calcext:value-type="string">
            <text:p>smoran26</text:p>
          </table:table-cell>
          <table:table-cell office:value-type="float" office:value="1420085700" calcext:value-type="float">
            <text:p>1420085700</text:p>
          </table:table-cell>
          <table:table-cell office:value-type="string" calcext:value-type="string">
            <text:p>Stock of the Year: $AAPL Computer - <text:s/>http://stephenjohnmoran.com/financenews/stock-of-the-year-aapl-computer… via @weebl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6575182709E+017" calcext:value-type="float">
            <text:p>5.50506575182709E+017</text:p>
          </table:table-cell>
          <table:table-cell office:value-type="string" calcext:value-type="string">
            <text:p>RubiconAssoc</text:p>
          </table:table-cell>
          <table:table-cell office:value-type="float" office:value="1420085970" calcext:value-type="float">
            <text:p>1420085970</text:p>
          </table:table-cell>
          <table:table-cell office:value-type="string" calcext:value-type="string">
            <text:p>Apple Customers Sue Over Shortage of Storage Space in iOS 8. <text:s/>$AAPL. Forcing folks to the iCloud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08554642551E+017" calcext:value-type="float">
            <text:p>5.50508554642551E+017</text:p>
          </table:table-cell>
          <table:table-cell office:value-type="string" calcext:value-type="string">
            <text:p>EarnStock</text:p>
          </table:table-cell>
          <table:table-cell office:value-type="float" office:value="1420086442" calcext:value-type="float">
            <text:p>1420086442</text:p>
          </table:table-cell>
          <table:table-cell office:value-type="string" calcext:value-type="string">
            <text:p>Options Investor Newsletter Issue 137 http://stocksaints.com/newsletter/12886/options_investor_newsletter_issue_137… $USO $AMZN $TSLA $EXC $ALL $DVA @RobertWeinstein @stocksain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0764042121E+017" calcext:value-type="float">
            <text:p>5.50510764042121E+017</text:p>
          </table:table-cell>
          <table:table-cell office:value-type="string" calcext:value-type="string">
            <text:p>smoran26</text:p>
          </table:table-cell>
          <table:table-cell office:value-type="float" office:value="1420086968" calcext:value-type="float">
            <text:p>1420086968</text:p>
          </table:table-cell>
          <table:table-cell office:value-type="string" calcext:value-type="string">
            <text:p>*FEATURE PRESENTATION* - THE MASSACRE: PART ONE - Stock of the Year - $AAPL Computer #Vegas #NYE <text:s/>http://stephenjohnmoran.com/a-writers-diary/feature-presentation-the-massacre-part-one-stock-of-the-year-aapl-computer-vegas-nye… via @weebl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3366331306E+017" calcext:value-type="float">
            <text:p>5.50513366331306E+017</text:p>
          </table:table-cell>
          <table:table-cell office:value-type="string" calcext:value-type="string">
            <text:p>hroblesq</text:p>
          </table:table-cell>
          <table:table-cell office:value-type="float" office:value="1420087589" calcext:value-type="float">
            <text:p>1420087589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349720617E+017" calcext:value-type="float">
            <text:p>5.5051349720617E+017</text:p>
          </table:table-cell>
          <table:table-cell office:value-type="string" calcext:value-type="string">
            <text:p>EarnStock</text:p>
          </table:table-cell>
          <table:table-cell office:value-type="float" office:value="1420087620" calcext:value-type="float">
            <text:p>1420087620</text:p>
          </table:table-cell>
          <table:table-cell office:value-type="string" calcext:value-type="string">
            <text:p>Spouse seeing #Amazon Prime gift orders? Share your acct so it doesn't happen anymore $AMZN <text:s/>http://1reason.com/ins/insurance-tips-advice/how-to-share-your-amazon-prime-free-two-day-shipping-with-family/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3952820433E+017" calcext:value-type="float">
            <text:p>5.50513952820433E+017</text:p>
          </table:table-cell>
          <table:table-cell office:value-type="string" calcext:value-type="string">
            <text:p>TradeInTheZone</text:p>
          </table:table-cell>
          <table:table-cell office:value-type="float" office:value="1420087729" calcext:value-type="float">
            <text:p>1420087729</text:p>
          </table:table-cell>
          <table:table-cell office:value-type="string" calcext:value-type="string">
            <text:p>Loved that $Googl 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4037155705E+017" calcext:value-type="float">
            <text:p>5.50514037155705E+017</text:p>
          </table:table-cell>
          <table:table-cell office:value-type="string" calcext:value-type="string">
            <text:p>davidspitz</text:p>
          </table:table-cell>
          <table:table-cell office:value-type="float" office:value="1420087749" calcext:value-type="float">
            <text:p>1420087749</text:p>
          </table:table-cell>
          <table:table-cell office:value-type="string" calcext:value-type="string">
            <text:p>@skupor @business hmm, maybe peer selection bias. $aapl spends less as a % of revenue on R&amp;D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15119432938E+017" calcext:value-type="float">
            <text:p>5.50515119432938E+017</text:p>
          </table:table-cell>
          <table:table-cell office:value-type="string" calcext:value-type="string">
            <text:p>aubrey1962</text:p>
          </table:table-cell>
          <table:table-cell office:value-type="float" office:value="1420088007" calcext:value-type="float">
            <text:p>1420088007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7928399888E+017" calcext:value-type="float">
            <text:p>5.50517928399888E+017</text:p>
          </table:table-cell>
          <table:table-cell office:value-type="string" calcext:value-type="string">
            <text:p>jrs101780</text:p>
          </table:table-cell>
          <table:table-cell office:value-type="float" office:value="1420088676" calcext:value-type="float">
            <text:p>1420088676</text:p>
          </table:table-cell>
          <table:table-cell office:value-type="string" calcext:value-type="string">
            <text:p>@davenathan I just expected something more extravagant. Like $aapl buys $tsla and develops the most bad ass c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8033622368E+017" calcext:value-type="float">
            <text:p>5.50518033622368E+017</text:p>
          </table:table-cell>
          <table:table-cell office:value-type="string" calcext:value-type="string">
            <text:p>bobcatturner</text:p>
          </table:table-cell>
          <table:table-cell office:value-type="float" office:value="1420088702" calcext:value-type="float">
            <text:p>1420088702</text:p>
          </table:table-cell>
          <table:table-cell office:value-type="string" calcext:value-type="string">
            <text:p>Week's Winners and Losers: Apple Gels, Marriott Jams <text:s/>http://aol.it/1tq4V9S via @daily_finance $AAPL $MU $M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816477406E+017" calcext:value-type="float">
            <text:p>5.5051816477406E+017</text:p>
          </table:table-cell>
          <table:table-cell office:value-type="string" calcext:value-type="string">
            <text:p>bobcatturner</text:p>
          </table:table-cell>
          <table:table-cell office:value-type="float" office:value="1420088733" calcext:value-type="float">
            <text:p>1420088733</text:p>
          </table:table-cell>
          <table:table-cell office:value-type="string" calcext:value-type="string">
            <text:p>FedEx, UPS Recalculate, Raise Rates <text:s/>http://aol.it/1tq59hn via @daily_finance $UPS $FDX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8721500828E+017" calcext:value-type="float">
            <text:p>5.50518721500828E+017</text:p>
          </table:table-cell>
          <table:table-cell office:value-type="string" calcext:value-type="string">
            <text:p>bobcatturner</text:p>
          </table:table-cell>
          <table:table-cell office:value-type="float" office:value="1420088866" calcext:value-type="float">
            <text:p>1420088866</text:p>
          </table:table-cell>
          <table:table-cell office:value-type="string" calcext:value-type="string">
            <text:p>Will Facebook Score a Touchdown With the NFL? <text:s/>http://aol.it/1tq6bd3 via @daily_finance $FB $VZ $GOO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8877075956E+017" calcext:value-type="float">
            <text:p>5.50518877075956E+017</text:p>
          </table:table-cell>
          <table:table-cell office:value-type="string" calcext:value-type="string">
            <text:p>bobcatturner</text:p>
          </table:table-cell>
          <table:table-cell office:value-type="float" office:value="1420088903" calcext:value-type="float">
            <text:p>1420088903</text:p>
          </table:table-cell>
          <table:table-cell office:value-type="string" calcext:value-type="string">
            <text:p>If At-Risk Companies Made New Year's Resolutions ... <text:s/>http://aol.it/1tq6p45 via @daily_finance $MCD $WMT $TS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19544595624E+017" calcext:value-type="float">
            <text:p>5.50519544595624E+017</text:p>
          </table:table-cell>
          <table:table-cell office:value-type="string" calcext:value-type="string">
            <text:p>SSaints1</text:p>
          </table:table-cell>
          <table:table-cell office:value-type="float" office:value="1420089062" calcext:value-type="float">
            <text:p>1420089062</text:p>
          </table:table-cell>
          <table:table-cell office:value-type="string" calcext:value-type="string">
            <text:p>Don't let your Spouse see your #Amazon Prime orders. Share your acct insead $AMZN <text:s/>http://dld.bz/d4w5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0264228737E+017" calcext:value-type="float">
            <text:p>5.50520264228737E+017</text:p>
          </table:table-cell>
          <table:table-cell office:value-type="string" calcext:value-type="string">
            <text:p>MilesGeauxbye</text:p>
          </table:table-cell>
          <table:table-cell office:value-type="float" office:value="1420089233" calcext:value-type="float">
            <text:p>1420089233</text:p>
          </table:table-cell>
          <table:table-cell office:value-type="string" calcext:value-type="string">
            <text:p>GOOD LUCK“@WSJ: Apple is being sued for falsely advertising the storage capacity of iPhones: http://on.wsj.com/13TL64c $AAPL”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1222492996E+017" calcext:value-type="float">
            <text:p>5.50521222492996E+017</text:p>
          </table:table-cell>
          <table:table-cell office:value-type="string" calcext:value-type="string">
            <text:p>m3pols</text:p>
          </table:table-cell>
          <table:table-cell office:value-type="float" office:value="1420089462" calcext:value-type="float">
            <text:p>1420089462</text:p>
          </table:table-cell>
          <table:table-cell office:value-type="string" calcext:value-type="string">
            <text:p>Bizarre Global Times editorial re $GOOG email blockage in Chi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1659044553E+017" calcext:value-type="float">
            <text:p>5.50521659044553E+017</text:p>
          </table:table-cell>
          <table:table-cell office:value-type="string" calcext:value-type="string">
            <text:p>bullandbearmash</text:p>
          </table:table-cell>
          <table:table-cell office:value-type="float" office:value="1420089566" calcext:value-type="float">
            <text:p>1420089566</text:p>
          </table:table-cell>
          <table:table-cell office:value-type="string" calcext:value-type="string">
            <text:p>Commented on: "2015 Will Be Apple's Year: Raising Price Target To $174" http://seekingalpha.com/a/1nr6d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3990243295E+017" calcext:value-type="float">
            <text:p>5.50523990243295E+017</text:p>
          </table:table-cell>
          <table:table-cell office:value-type="string" calcext:value-type="string">
            <text:p>TCBFx</text:p>
          </table:table-cell>
          <table:table-cell office:value-type="float" office:value="1420090122" calcext:value-type="float">
            <text:p>1420090122</text:p>
          </table:table-cell>
          <table:table-cell office:value-type="string" calcext:value-type="string">
            <text:p>The Closing Bell is out! http://paper.li/BonaCapital/1408551985… $EURUSD $GBPUSD $USDJPY $AUDUSD $SPY $TWTR $GPRO $YHOO $LNKD $FB $AAPL $BRD $CAT $WLT $LNK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26142256386E+017" calcext:value-type="float">
            <text:p>5.50526142256386E+017</text:p>
          </table:table-cell>
          <table:table-cell office:value-type="string" calcext:value-type="string">
            <text:p>GaryThomson14</text:p>
          </table:table-cell>
          <table:table-cell office:value-type="float" office:value="1420090635" calcext:value-type="float">
            <text:p>1420090635</text:p>
          </table:table-cell>
          <table:table-cell office:value-type="string" calcext:value-type="string">
            <text:p>Happy 2015! $TSLA $VE $ORAN $HES $GEL $HBHC $CNI $BNS Weekly Review http://iknowfirst.com/know-first-review-december-31st-2014… $SP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6613071606E+017" calcext:value-type="float">
            <text:p>5.50526613071606E+017</text:p>
          </table:table-cell>
          <table:table-cell office:value-type="string" calcext:value-type="string">
            <text:p>stockwire24</text:p>
          </table:table-cell>
          <table:table-cell office:value-type="float" office:value="1420090747" calcext:value-type="float">
            <text:p>1420090747</text:p>
          </table:table-cell>
          <table:table-cell office:value-type="string" calcext:value-type="string">
            <text:p>Apple Inc. (AAPL) May Be Too Dependent On The iPhone: BGC $AAPL http://bit.ly/1zz1lw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7108619846E+017" calcext:value-type="float">
            <text:p>5.50527108619846E+017</text:p>
          </table:table-cell>
          <table:table-cell office:value-type="string" calcext:value-type="string">
            <text:p>SeekingAlpha</text:p>
          </table:table-cell>
          <table:table-cell office:value-type="float" office:value="1420090865" calcext:value-type="float">
            <text:p>1420090865</text:p>
          </table:table-cell>
          <table:table-cell office:value-type="string" calcext:value-type="string">
            <text:p>Apple: Asian Carriers Are Making iPhone 6 Cheaper To Postpaid Subscribers http://seekingalpha.com/article/2791555-apple-asian-carriers-are-making-iphone-6-cheaper-to-postpaid-subscribers?source=feed_f… $GOOG #GOOGLE $SGTCF $AAP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27111383896E+017" calcext:value-type="float">
            <text:p>5.50527111383896E+017</text:p>
          </table:table-cell>
          <table:table-cell office:value-type="string" calcext:value-type="string">
            <text:p>QP_AAPL</text:p>
          </table:table-cell>
          <table:table-cell office:value-type="float" office:value="1420090866" calcext:value-type="float">
            <text:p>1420090866</text:p>
          </table:table-cell>
          <table:table-cell office:value-type="string" calcext:value-type="string">
            <text:p>$AAPL News: "Apple: Asian Carriers Are Making iPhone 6 Cheaper To Postpaid…" http://seekingalpha.com/article/2791555-apple-asian-carriers-are-making-iphone-6-cheaper-to-postpaid-subscribers?source=feed_f… Board view: https://quantpost.com/list/?symbol=AAP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28293867242E+017" calcext:value-type="float">
            <text:p>5.50528293867242E+017</text:p>
          </table:table-cell>
          <table:table-cell office:value-type="string" calcext:value-type="string">
            <text:p>baudwalk</text:p>
          </table:table-cell>
          <table:table-cell office:value-type="float" office:value="1420091148" calcext:value-type="float">
            <text:p>1420091148</text:p>
          </table:table-cell>
          <table:table-cell office:value-type="string" calcext:value-type="string">
            <text:p>Commented on StockTwits: No reason for $AMZN to buy $RSH that has no assets. Real estate are leases. http://stks.co/d1R5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50528465695695E+017" calcext:value-type="float">
            <text:p>5.50528465695695E+017</text:p>
          </table:table-cell>
          <table:table-cell office:value-type="string" calcext:value-type="string">
            <text:p>kevinleosmith</text:p>
          </table:table-cell>
          <table:table-cell office:value-type="float" office:value="1420091189" calcext:value-type="float">
            <text:p>1420091189</text:p>
          </table:table-cell>
          <table:table-cell office:value-type="string" calcext:value-type="string">
            <text:p>2015 Will Be Apple's Year: Raising Price Target To $174 - Apple Inc. (NASDAQ:AAPL) | Seeking Alpha $AA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0027012383E+017" calcext:value-type="float">
            <text:p>5.50530027012383E+017</text:p>
          </table:table-cell>
          <table:table-cell office:value-type="string" calcext:value-type="string">
            <text:p>LeRatton</text:p>
          </table:table-cell>
          <table:table-cell office:value-type="float" office:value="1420091561" calcext:value-type="float">
            <text:p>1420091561</text:p>
          </table:table-cell>
          <table:table-cell office:value-type="string" calcext:value-type="string">
            <text:p>Apple: Asian Carriers Are Making iPhone 6 Cheaper To Postpaid Subscribers $AAPL <text:s/>$GOOG $SGTCF http://seekingalpha.com/article/2791555?source=iphoneportfolioapp_twitter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0315450466E+017" calcext:value-type="float">
            <text:p>5.50530315450466E+017</text:p>
          </table:table-cell>
          <table:table-cell office:value-type="string" calcext:value-type="string">
            <text:p>LeRatton</text:p>
          </table:table-cell>
          <table:table-cell office:value-type="float" office:value="1420091630" calcext:value-type="float">
            <text:p>1420091630</text:p>
          </table:table-cell>
          <table:table-cell office:value-type="string" calcext:value-type="string">
            <text:p>"I am proud to report that emerging markets wireless operators are increasing their support for the iPhone 6." $aapl #iPhone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4430805471E+017" calcext:value-type="float">
            <text:p>5.50534430805471E+017</text:p>
          </table:table-cell>
          <table:table-cell office:value-type="string" calcext:value-type="string">
            <text:p>Market_Screener</text:p>
          </table:table-cell>
          <table:table-cell office:value-type="float" office:value="1420092611" calcext:value-type="float">
            <text:p>1420092611</text:p>
          </table:table-cell>
          <table:table-cell office:value-type="string" calcext:value-type="string">
            <text:p>#GOOGLE 'C' : IPS partners with Google to promote 'Digital Dynamism' http://4-traders.com/GOOGLE-INC-C-16118013/news/GOOGLE-C--IPS-partners-with-Google-to-promote-Digital-Dynamism-19608940/… $GOO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5222882996E+017" calcext:value-type="float">
            <text:p>5.50535222882996E+017</text:p>
          </table:table-cell>
          <table:table-cell office:value-type="string" calcext:value-type="string">
            <text:p>DukascopyForex</text:p>
          </table:table-cell>
          <table:table-cell office:value-type="float" office:value="1420092800" calcext:value-type="float">
            <text:p>1420092800</text:p>
          </table:table-cell>
          <table:table-cell office:value-type="string" calcext:value-type="string">
            <text:p>$AAPL stock content, charts, analysis, &amp; more <text:s/>- <text:s/>Free <text:s/>- <text:s/>http://forex-trading-unlocked.com/AAPL-Apple-Stock.htm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6268988166E+017" calcext:value-type="float">
            <text:p>5.50536268988166E+017</text:p>
          </table:table-cell>
          <table:table-cell office:value-type="string" calcext:value-type="string">
            <text:p>MedicalQuack</text:p>
          </table:table-cell>
          <table:table-cell office:value-type="float" office:value="1420093049" calcext:value-type="float">
            <text:p>1420093049</text:p>
          </table:table-cell>
          <table:table-cell office:value-type="string" calcext:value-type="string">
            <text:p>RT @WSJ: Jeff Bezos lost $7.4 billion in Amazon's worst year since 2008: http://on.wsj.com/1Acvuo6 $AMZ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37419012211E+017" calcext:value-type="float">
            <text:p>5.50537419012211E+017</text:p>
          </table:table-cell>
          <table:table-cell office:value-type="string" calcext:value-type="string">
            <text:p>Market_Screener</text:p>
          </table:table-cell>
          <table:table-cell office:value-type="float" office:value="1420093323" calcext:value-type="float">
            <text:p>1420093323</text:p>
          </table:table-cell>
          <table:table-cell office:value-type="string" calcext:value-type="string">
            <text:p>#Music Downloads Plummet in U.S., but Sales of Vinyl Records and Streaming Surge http://4-traders.com/GOOGLE-INC-9469/news/Music-Downloads-Plummet-in-US-but-Sales-of-Vinyl-Records-and-Streaming-Surge-19608982/… $GOOG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8961542607E+017" calcext:value-type="float">
            <text:p>5.50538961542607E+017</text:p>
          </table:table-cell>
          <table:table-cell office:value-type="string" calcext:value-type="string">
            <text:p>ALUCARD_Doge</text:p>
          </table:table-cell>
          <table:table-cell office:value-type="float" office:value="1420093691" calcext:value-type="float">
            <text:p>1420093691</text:p>
          </table:table-cell>
          <table:table-cell office:value-type="string" calcext:value-type="string">
            <text:p>Jeff Bezos lost $7.4 billion in Amazon's worst year since 2008: http://on.wsj.com/1Acvuo6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898367173E+017" calcext:value-type="float">
            <text:p>5.5053898367173E+017</text:p>
          </table:table-cell>
          <table:table-cell office:value-type="string" calcext:value-type="string">
            <text:p>CodeRobot77</text:p>
          </table:table-cell>
          <table:table-cell office:value-type="float" office:value="1420093696" calcext:value-type="float">
            <text:p>1420093696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39994159669E+017" calcext:value-type="float">
            <text:p>5.50539994159669E+017</text:p>
          </table:table-cell>
          <table:table-cell office:value-type="string" calcext:value-type="string">
            <text:p>IanGertler</text:p>
          </table:table-cell>
          <table:table-cell office:value-type="float" office:value="1420093937" calcext:value-type="float">
            <text:p>1420093937</text:p>
          </table:table-cell>
          <table:table-cell office:value-type="string" calcext:value-type="string">
            <text:p>Wow! $AAPL #mobile MT @stevesi 'Computing power in iPhone 5S in '91 would have cost $3.56 million.' http://businessinsider.com/technology-the-great-equalizer-2014-12…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.5054092723293E+017" calcext:value-type="float">
            <text:p>5.5054092723293E+017</text:p>
          </table:table-cell>
          <table:table-cell office:value-type="string" calcext:value-type="string">
            <text:p>y3khan</text:p>
          </table:table-cell>
          <table:table-cell office:value-type="float" office:value="1420094160" calcext:value-type="float">
            <text:p>1420094160</text:p>
          </table:table-cell>
          <table:table-cell office:value-type="string" calcext:value-type="string">
            <text:p>2014 is when $aapl came back from hibernat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192208089E+017" calcext:value-type="float">
            <text:p>5.50541192208089E+017</text:p>
          </table:table-cell>
          <table:table-cell office:value-type="string" calcext:value-type="string">
            <text:p>NASDAQODUK</text:p>
          </table:table-cell>
          <table:table-cell office:value-type="float" office:value="1420094223" calcext:value-type="float">
            <text:p>1420094223</text:p>
          </table:table-cell>
          <table:table-cell office:value-type="string" calcext:value-type="string">
            <text:p>$GOOG - Music Downloads Plummet in U.S., but Sales of Vinyl Records and Streaming Surge http://uk.advfn.com/news/DJN/2015/article/64950865?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197421589E+017" calcext:value-type="float">
            <text:p>5.50541197421589E+017</text:p>
          </table:table-cell>
          <table:table-cell office:value-type="string" calcext:value-type="string">
            <text:p>NASDAQODUK</text:p>
          </table:table-cell>
          <table:table-cell office:value-type="float" office:value="1420094224" calcext:value-type="float">
            <text:p>1420094224</text:p>
          </table:table-cell>
          <table:table-cell office:value-type="string" calcext:value-type="string">
            <text:p>$GOOGL - Music Downloads Plummet in U.S., but Sales of Vinyl Records and Streaming Surge http://uk.advfn.com/news/DJN/2015/article/64950866?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03473969E+017" calcext:value-type="float">
            <text:p>5.50541203473969E+017</text:p>
          </table:table-cell>
          <table:table-cell office:value-type="string" calcext:value-type="string">
            <text:p>yahyapatel</text:p>
          </table:table-cell>
          <table:table-cell office:value-type="float" office:value="1420094226" calcext:value-type="float">
            <text:p>1420094226</text:p>
          </table:table-cell>
          <table:table-cell office:value-type="string" calcext:value-type="string">
            <text:p>$GOOG - Music Downloads Plummet in U.S., but Sales of Vinyl Records and Streaming Surge http://uk.advfn.com/news/DJN/2015/article/64950865?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16262402E+017" calcext:value-type="float">
            <text:p>5.50541216262402E+017</text:p>
          </table:table-cell>
          <table:table-cell office:value-type="string" calcext:value-type="string">
            <text:p>ADVFNplc</text:p>
          </table:table-cell>
          <table:table-cell office:value-type="float" office:value="1420094229" calcext:value-type="float">
            <text:p>1420094229</text:p>
          </table:table-cell>
          <table:table-cell office:value-type="string" calcext:value-type="string">
            <text:p>$GOOG - Music Downloads Plummet in U.S., but Sales of Vinyl Records and Streaming Surge http://uk.advfn.com/news/DJN/2015/article/64950865?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29260554E+017" calcext:value-type="float">
            <text:p>5.50541229260554E+017</text:p>
          </table:table-cell>
          <table:table-cell office:value-type="string" calcext:value-type="string">
            <text:p>johnoduk</text:p>
          </table:table-cell>
          <table:table-cell office:value-type="float" office:value="1420094232" calcext:value-type="float">
            <text:p>1420094232</text:p>
          </table:table-cell>
          <table:table-cell office:value-type="string" calcext:value-type="string">
            <text:p>$GOOG - Music Downloads Plummet in U.S., but Sales of Vinyl Records and Streaming Surge http://uk.advfn.com/news/DJN/2015/article/64950865?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47958749E+017" calcext:value-type="float">
            <text:p>5.50541247958749E+017</text:p>
          </table:table-cell>
          <table:table-cell office:value-type="string" calcext:value-type="string">
            <text:p>VisualStockRSRC</text:p>
          </table:table-cell>
          <table:table-cell office:value-type="float" office:value="1420094236" calcext:value-type="float">
            <text:p>1420094236</text:p>
          </table:table-cell>
          <table:table-cell office:value-type="string" calcext:value-type="string">
            <text:p>$GOOG - Music Downloads Plummet in U.S., but Sales of Vinyl Records and Streaming Surge http://ih.advfn.com/p.php?pid=nmona&amp;article=64950865&amp;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66761822E+017" calcext:value-type="float">
            <text:p>5.50541266761822E+017</text:p>
          </table:table-cell>
          <table:table-cell office:value-type="string" calcext:value-type="string">
            <text:p>rubenmalerva</text:p>
          </table:table-cell>
          <table:table-cell office:value-type="float" office:value="1420094241" calcext:value-type="float">
            <text:p>1420094241</text:p>
          </table:table-cell>
          <table:table-cell office:value-type="string" calcext:value-type="string">
            <text:p>$GOOG - Music Downloads Plummet in U.S., but Sales of Vinyl Records and Streaming Surge http://mx.advfn.com/p.php?pid=nmona&amp;article=64950865&amp;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1279642518E+017" calcext:value-type="float">
            <text:p>5.50541279642518E+017</text:p>
          </table:table-cell>
          <table:table-cell office:value-type="string" calcext:value-type="string">
            <text:p>wallstreetstock</text:p>
          </table:table-cell>
          <table:table-cell office:value-type="float" office:value="1420094244" calcext:value-type="float">
            <text:p>1420094244</text:p>
          </table:table-cell>
          <table:table-cell office:value-type="string" calcext:value-type="string">
            <text:p>$GOOGL - Music Downloads Plummet in U.S., but Sales of Vinyl Records and Streaming Surge http://ih.advfn.com/p.php?pid=nmona&amp;article=64950866&amp;xref=newsalerttweet&amp;adw=1126416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3810468774E+017" calcext:value-type="float">
            <text:p>5.50543810468774E+017</text:p>
          </table:table-cell>
          <table:table-cell office:value-type="string" calcext:value-type="string">
            <text:p>FTUtweet</text:p>
          </table:table-cell>
          <table:table-cell office:value-type="float" office:value="1420094847" calcext:value-type="float">
            <text:p>1420094847</text:p>
          </table:table-cell>
          <table:table-cell office:value-type="string" calcext:value-type="string">
            <text:p>$AAPL stock content, charts, analysis, &amp; more <text:s/>- <text:s/>Free <text:s/>- <text:s/>http://forex-trading-unlocked.com/AAPL-Apple-Stock.htm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6944351666E+017" calcext:value-type="float">
            <text:p>5.50546944351666E+017</text:p>
          </table:table-cell>
          <table:table-cell office:value-type="string" calcext:value-type="string">
            <text:p>TopFlightTrades</text:p>
          </table:table-cell>
          <table:table-cell office:value-type="float" office:value="1420095594" calcext:value-type="float">
            <text:p>1420095594</text:p>
          </table:table-cell>
          <table:table-cell office:value-type="string" calcext:value-type="string">
            <text:p>For a Limited Time, Get free Premium Picks for LIFE! $GILD $ARWR $AAPL <text:s/>http://topflighttrades.c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47787365249E+017" calcext:value-type="float">
            <text:p>5.50547787365249E+017</text:p>
          </table:table-cell>
          <table:table-cell office:value-type="string" calcext:value-type="string">
            <text:p>Market_Screener</text:p>
          </table:table-cell>
          <table:table-cell office:value-type="float" office:value="1420095795" calcext:value-type="float">
            <text:p>1420095795</text:p>
          </table:table-cell>
          <table:table-cell office:value-type="string" calcext:value-type="string">
            <text:p>#GOOGLE 'C' : Forward vision </text:p>
          </table:table-cell>
          <table:table-cell office:value-type="string" calcext:value-type="string">
            <text:p><text:s/>what's on the web <text:s/>http://4-traders.com/GOOGLE-INC-C-16118013/news/GOOGLE-C--Forward-vision--whats-on-the-web-19609065/… $GOO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50550119527891E+017" calcext:value-type="float">
            <text:p>5.50550119527891E+017</text:p>
          </table:table-cell>
          <table:table-cell office:value-type="string" calcext:value-type="string">
            <text:p>KerimaGreene</text:p>
          </table:table-cell>
          <table:table-cell office:value-type="float" office:value="1420096351" calcext:value-type="float">
            <text:p>1420096351</text:p>
          </table:table-cell>
          <table:table-cell office:value-type="string" calcext:value-type="string">
            <text:p>Elon Musk divorces wife again, this time giving her a $16M payday after getting $4M when they split two years before. Via @MailOnline $TS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50191565046E+017" calcext:value-type="float">
            <text:p>5.50550191565046E+017</text:p>
          </table:table-cell>
          <table:table-cell office:value-type="string" calcext:value-type="string">
            <text:p>SeekingAlpha</text:p>
          </table:table-cell>
          <table:table-cell office:value-type="float" office:value="1420096369" calcext:value-type="float">
            <text:p>1420096369</text:p>
          </table:table-cell>
          <table:table-cell office:value-type="string" calcext:value-type="string">
            <text:p>Bankers Face BlackBerry Dilemma As EZ Pass Program Expires http://seekingalpha.com/article/2791665-bankers-face-blackberry-dilemma-as-ez-pass-program-expires?source=feed_f… $AAPL #APPLE $SSNLF $BB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50196984087E+017" calcext:value-type="float">
            <text:p>5.50550196984087E+017</text:p>
          </table:table-cell>
          <table:table-cell office:value-type="string" calcext:value-type="string">
            <text:p>QP_AAPL</text:p>
          </table:table-cell>
          <table:table-cell office:value-type="float" office:value="1420096370" calcext:value-type="float">
            <text:p>1420096370</text:p>
          </table:table-cell>
          <table:table-cell office:value-type="string" calcext:value-type="string">
            <text:p>$AAPL News: "Bankers Face BlackBerry Dilemma As EZ Pass Program Expires $AAPL …" http://seekingalpha.com/article/2791665-bankers-face-blackberry-dilemma-as-ez-pass-program-expires?source=feed_f… Board view: https://quantpost.com/list/?symbol=AAP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59515515843E+017" calcext:value-type="float">
            <text:p>5.50559515515843E+017</text:p>
          </table:table-cell>
          <table:table-cell office:value-type="string" calcext:value-type="string">
            <text:p>celtinvest</text:p>
          </table:table-cell>
          <table:table-cell office:value-type="float" office:value="1420098592" calcext:value-type="float">
            <text:p>1420098592</text:p>
          </table:table-cell>
          <table:table-cell office:value-type="string" calcext:value-type="string">
            <text:p>Les leaders de 2014:- Dow Jones: $INTC +41%</text:p>
          </table:table-cell>
          <table:table-cell office:value-type="string" calcext:value-type="string">
            <text:p><text:s/>$UNH +35%</text:p>
          </table:table-cell>
          <table:table-cell office:value-type="string" calcext:value-type="string">
            <text:p><text:s/>$HD +28%</text:p>
          </table:table-cell>
          <table:table-cell office:value-type="string" calcext:value-type="string">
            <text:p><text:s/>$CSCO +25%</text:p>
          </table:table-cell>
          <table:table-cell office:value-type="string" calcext:value-type="string">
            <text:p><text:s/>$MSFT +25%.- S&amp;P 500: $LUV +125%</text:p>
          </table:table-cell>
          <table:table-cell office:value-type="string" calcext:value-type="string">
            <text:p>... http://fb.me/1ru0DO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564752670216E+017" calcext:value-type="float">
            <text:p>5.50564752670216E+017</text:p>
          </table:table-cell>
          <table:table-cell office:value-type="string" calcext:value-type="string">
            <text:p>Redroadmaster</text:p>
          </table:table-cell>
          <table:table-cell office:value-type="float" office:value="1420099840" calcext:value-type="float">
            <text:p>1420099840</text:p>
          </table:table-cell>
          <table:table-cell office:value-type="string" calcext:value-type="string">
            <text:p>On the 2015 Menu: Smokiness, Bitterness and Pistachios <text:s/>http://aol.it/1tDShKj via @daily_finance $CMG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64968685265E+017" calcext:value-type="float">
            <text:p>5.50564968685265E+017</text:p>
          </table:table-cell>
          <table:table-cell office:value-type="string" calcext:value-type="string">
            <text:p>TAJody</text:p>
          </table:table-cell>
          <table:table-cell office:value-type="float" office:value="1420099892" calcext:value-type="float">
            <text:p>1420099892</text:p>
          </table:table-cell>
          <table:table-cell office:value-type="string" calcext:value-type="string">
            <text:p>FedEx, UPS Recalculate, Raise Rates <text:s/>http://aol.it/1K3sa4j via @daily_finance $UPS $FDX $AMZ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68034557911E+017" calcext:value-type="float">
            <text:p>5.50568034557911E+017</text:p>
          </table:table-cell>
          <table:table-cell office:value-type="string" calcext:value-type="string">
            <text:p>Top_Dow_Stocks</text:p>
          </table:table-cell>
          <table:table-cell office:value-type="float" office:value="1420100623" calcext:value-type="float">
            <text:p>1420100623</text:p>
          </table:table-cell>
          <table:table-cell office:value-type="string" calcext:value-type="string">
            <text:p>#Dow #stocks $MSFT Microsoft <text:s/>Daily:-1.21% Weekly:-3.51% YTD:26.77% Trend:13 / 100 <text:s/>http://12Stocks.com/MSF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69345747673E+017" calcext:value-type="float">
            <text:p>5.50569345747673E+017</text:p>
          </table:table-cell>
          <table:table-cell office:value-type="string" calcext:value-type="string">
            <text:p>eriknordeus</text:p>
          </table:table-cell>
          <table:table-cell office:value-type="float" office:value="1420100935" calcext:value-type="float">
            <text:p>1420100935</text:p>
          </table:table-cell>
          <table:table-cell office:value-type="string" calcext:value-type="string">
            <text:p>Images showing the first Tesla Battery Swap Station http://imgur.com/a/bqBSh via @imgur $ts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71472545415E+017" calcext:value-type="float">
            <text:p>5.50571472545415E+017</text:p>
          </table:table-cell>
          <table:table-cell office:value-type="string" calcext:value-type="string">
            <text:p>GiveBack2011</text:p>
          </table:table-cell>
          <table:table-cell office:value-type="float" office:value="1420101442" calcext:value-type="float">
            <text:p>1420101442</text:p>
          </table:table-cell>
          <table:table-cell office:value-type="string" calcext:value-type="string">
            <text:p>2015 $AAPL prediction. The next big thing will be a gaming console built into AppleTV - @tim_cook <text:s/>can't ignore gaming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72313393914E+017" calcext:value-type="float">
            <text:p>5.50572313393914E+017</text:p>
          </table:table-cell>
          <table:table-cell office:value-type="string" calcext:value-type="string">
            <text:p>Sara20992</text:p>
          </table:table-cell>
          <table:table-cell office:value-type="float" office:value="1420101643" calcext:value-type="float">
            <text:p>1420101643</text:p>
          </table:table-cell>
          <table:table-cell office:value-type="string" calcext:value-type="string">
            <text:p>THE BINARY OPTIONS COMPETITION WIN $100,000 http://option.go2jump.org/SHRM34 $LNKD $AAPL $GOOGL $GOOLD #bones #options #forex #forextrading #Bonu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74895609152E+017" calcext:value-type="float">
            <text:p>5.50574895609152E+017</text:p>
          </table:table-cell>
          <table:table-cell office:value-type="string" calcext:value-type="string">
            <text:p>CryptoGrain</text:p>
          </table:table-cell>
          <table:table-cell office:value-type="float" office:value="1420102258" calcext:value-type="float">
            <text:p>1420102258</text:p>
          </table:table-cell>
          <table:table-cell office:value-type="string" calcext:value-type="string">
            <text:p>Jeff Bezos lost $7.4 billion in Amazon's worst year since 2008: http://on.wsj.com/1BmKuz3 $AMZ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.50578124615086E+017" calcext:value-type="float">
            <text:p>5.50578124615086E+017</text:p>
          </table:table-cell>
          <table:table-cell office:value-type="string" calcext:value-type="string">
            <text:p>10Pipstweet</text:p>
          </table:table-cell>
          <table:table-cell office:value-type="float" office:value="1420103028" calcext:value-type="float">
            <text:p>1420103028</text:p>
          </table:table-cell>
          <table:table-cell office:value-type="string" calcext:value-type="string">
            <text:p>$AAPL stock content, charts, analysis, &amp; more <text:s/>- <text:s/>Free <text:s/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2784109347E+017" calcext:value-type="float">
            <text:p>5.50582784109347E+017</text:p>
          </table:table-cell>
          <table:table-cell office:value-type="string" calcext:value-type="string">
            <text:p>stockwire24</text:p>
          </table:table-cell>
          <table:table-cell office:value-type="float" office:value="1420104139" calcext:value-type="float">
            <text:p>1420104139</text:p>
          </table:table-cell>
          <table:table-cell office:value-type="string" calcext:value-type="string">
            <text:p>http://Amazon.com, Inc. (AMZN) Delivery Workers Earn Only $225 For 150 Packages $AMZN http://bit.ly/1rDWdc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5500260909E+017" calcext:value-type="float">
            <text:p>5.50585500260909E+017</text:p>
          </table:table-cell>
          <table:table-cell office:value-type="string" calcext:value-type="string">
            <text:p>DukascopyForex</text:p>
          </table:table-cell>
          <table:table-cell office:value-type="float" office:value="1420104787" calcext:value-type="float">
            <text:p>1420104787</text:p>
          </table:table-cell>
          <table:table-cell office:value-type="string" calcext:value-type="string">
            <text:p>$AAPL stock content, charts, analysis, &amp; more <text:s/>- <text:s/>Free <text:s/>- <text:s/>http://forex-trading-unlocked.com/AAPL-Apple-Stock.html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141201588E+017" calcext:value-type="float">
            <text:p>5.50589141201588E+017</text:p>
          </table:table-cell>
          <table:table-cell office:value-type="string" calcext:value-type="string">
            <text:p>BargainTrapper</text:p>
          </table:table-cell>
          <table:table-cell office:value-type="float" office:value="1420105655" calcext:value-type="float">
            <text:p>1420105655</text:p>
          </table:table-cell>
          <table:table-cell office:value-type="string" calcext:value-type="string">
            <text:p>http://goo.gl/6XU0N0 <text:s/>SuperTrades student on track to $1 million profit 1st year trading! $IBB $BIB $BIIB $GOOGL $NFLX $IB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708036608E+017" calcext:value-type="float">
            <text:p>5.50589708036608E+017</text:p>
          </table:table-cell>
          <table:table-cell office:value-type="string" calcext:value-type="string">
            <text:p>moaz</text:p>
          </table:table-cell>
          <table:table-cell office:value-type="float" office:value="1420105790" calcext:value-type="float">
            <text:p>1420105790</text:p>
          </table:table-cell>
          <table:table-cell office:value-type="string" calcext:value-type="string">
            <text:p>Knight Rider; @BMW Remote Valet Parking, CarPlay, and soon Apple Watch http://press.bmwgroup.com/Ccnyn #CES2015 $AAPL $BM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77846358E+017" calcext:value-type="float">
            <text:p>5.5058977846358E+017</text:p>
          </table:table-cell>
          <table:table-cell office:value-type="string" calcext:value-type="string">
            <text:p>iknowfirst_br</text:p>
          </table:table-cell>
          <table:table-cell office:value-type="float" office:value="1420105807" calcext:value-type="float">
            <text:p>1420105807</text:p>
          </table:table-cell>
          <table:table-cell office:value-type="string" calcext:value-type="string">
            <text:p>Stock Market Outlook: An Average Return Of 26.51% In A Year http://ow.ly/GDkWv #aggressives #risk #stocks $TSLA $GILD $R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778908164E+017" calcext:value-type="float">
            <text:p>5.50589778908164E+017</text:p>
          </table:table-cell>
          <table:table-cell office:value-type="string" calcext:value-type="string">
            <text:p>Gold_prediction</text:p>
          </table:table-cell>
          <table:table-cell office:value-type="float" office:value="1420105807" calcext:value-type="float">
            <text:p>1420105807</text:p>
          </table:table-cell>
          <table:table-cell office:value-type="string" calcext:value-type="string">
            <text:p>Stock Market Outlook: An Average Return Of 26.51% In A Year http://ow.ly/GDkWv #aggressives #risk #stocks $TSLA $GILD $R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778971087E+017" calcext:value-type="float">
            <text:p>5.50589778971087E+017</text:p>
          </table:table-cell>
          <table:table-cell office:value-type="string" calcext:value-type="string">
            <text:p>Cprediction</text:p>
          </table:table-cell>
          <table:table-cell office:value-type="float" office:value="1420105807" calcext:value-type="float">
            <text:p>1420105807</text:p>
          </table:table-cell>
          <table:table-cell office:value-type="string" calcext:value-type="string">
            <text:p>Stock Market Outlook: An Average Return Of 26.51% In A Year http://ow.ly/GDkWv #aggressives #risk #stocks $TSLA $GILD $R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.50589781810643E+017" calcext:value-type="float">
            <text:p>5.50589781810643E+017</text:p>
          </table:table-cell>
          <table:table-cell office:value-type="string" calcext:value-type="string">
            <text:p>i_Know_First</text:p>
          </table:table-cell>
          <table:table-cell office:value-type="float" office:value="1420105808" calcext:value-type="float">
            <text:p>1420105808</text:p>
          </table:table-cell>
          <table:table-cell office:value-type="string" calcext:value-type="string">
            <text:p>Stock Market Outlook: An Average Return Of 26.51% In A Year http://ow.ly/GDkWv #aggressives #risk #stocks $TSLA $GILD $R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office:value-type="string" calcext:value-type="string">
            <text:p>tweet_id</text:p>
          </table:table-cell>
        </table:table-row>
        <table:table-row table:style-name="ro1">
          <table:table-cell office:value-type="string" calcext:value-type="string">
            <text:p>writer</text:p>
          </table:table-cell>
        </table:table-row>
        <table:table-row table:style-name="ro1">
          <table:table-cell office:value-type="string" calcext:value-type="string">
            <text:p>post_date</text:p>
          </table:table-cell>
        </table:table-row>
        <table:table-row table:style-name="ro1"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comment_num</text:p>
          </table:table-cell>
        </table:table-row>
        <table:table-row table:style-name="ro1">
          <table:table-cell office:value-type="string" calcext:value-type="string">
            <text:p>retweet_num</text:p>
          </table:table-cell>
        </table:table-row>
        <table:table-row table:style-name="ro1">
          <table:table-cell office:value-type="string" calcext:value-type="string">
            <text:p>like_n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6:47:54.107896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1T16:48:28.993063122</dc:date>
    <meta:editing-duration>PT35S</meta:editing-duration>
    <meta:editing-cycles>1</meta:editing-cycles>
    <meta:document-statistic meta:table-count="2" meta:cell-count="1414" meta:object-count="0"/>
  </office:meta>
</office:document-meta>
</file>